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81">
            <text:p>8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04">
            <text:p>10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05">
            <text:p>20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7780">
            <text:p>778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8247">
            <text:p>824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1790">
            <text:p>1179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30">
            <text:p>2020-11-3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08 - 1.35)">
            <text:p>(1.08 - 1.3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35">
            <text:p>1.3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4.875">
            <text:p>224.8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14580486471714">
            <text:p>0.0614580486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225062700824">
            <text:p>1.222506270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6215079012119">
            <text:p>11.621507901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92.5">
            <text:p>192.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25696594427245">
            <text:p>0.0425696594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5254567282347">
            <text:p>1.1525456728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6.626823043452">
            <text:p>16.626823043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13.25">
            <text:p>213.2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65574282147316">
            <text:p>0.0665574282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4163358560266">
            <text:p>1.2416335856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0.7571241655985">
            <text:p>10.757124165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22.25">
            <text:p>222.2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614289662797125">
            <text:p>0.0614289663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2239747705945">
            <text:p>1.2223974771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1.6268490161787">
            <text:p>11.626849016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13">
            <text:p>2413</text:p>
          </table:table-cell>
          <table:table-cell office:value-type="float" office:value="4944">
            <text:p>4944</text:p>
          </table:table-cell>
          <table:table-cell office:value-type="float" office:value="91.75">
            <text:p>91.75</text:p>
          </table:table-cell>
          <table:table-cell office:value-type="float" office:value="130.125">
            <text:p>130.125</text:p>
          </table:table-cell>
          <table:table-cell office:value-type="float" office:value="229.25">
            <text:p>229.25</text:p>
          </table:table-cell>
          <table:table-cell office:value-type="float" office:value="0.0688813813813814">
            <text:p>0.0688813814</text:p>
          </table:table-cell>
          <table:table-cell office:value-type="float" office:value="0.0539266473269789">
            <text:p>0.0539266473</text:p>
          </table:table-cell>
          <table:table-cell office:value-type="float" office:value="0.0463693365695793">
            <text:p>0.0463693366</text:p>
          </table:table-cell>
          <table:table-cell office:value-type="float" office:value="1.25038433844881">
            <text:p>1.2503843384</text:p>
          </table:table-cell>
          <table:table-cell office:value-type="float" office:value="1.19444310889661">
            <text:p>1.1944431089</text:p>
          </table:table-cell>
          <table:table-cell office:value-type="float" office:value="1.16650690412638">
            <text:p>1.1665069041</text:p>
          </table:table-cell>
          <table:table-cell office:value-type="float" office:value="10.4056367432904">
            <text:p>10.4056367433</text:p>
          </table:table-cell>
          <table:table-cell office:value-type="float" office:value="13.1970587894788">
            <text:p>13.1970587895</text:p>
          </table:table-cell>
          <table:table-cell office:value-type="float" office:value="15.2923509910062">
            <text:p>15.29235099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83">
            <text:p>4383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92.625">
            <text:p>192.6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439482089892768">
            <text:p>0.04394820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5760436380626">
            <text:p>1.1576043638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6.1159989483453">
            <text:p>16.115998948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728">
            <text:p>2728</text:p>
          </table:table-cell>
          <table:table-cell office:value-type="float" office:value="5125">
            <text:p>5125</text:p>
          </table:table-cell>
          <table:table-cell office:value-type="float" office:value="91">
            <text:p>91</text:p>
          </table:table-cell>
          <table:table-cell office:value-type="float" office:value="270.875">
            <text:p>270.875</text:p>
          </table:table-cell>
          <table:table-cell office:value-type="float" office:value="272.875">
            <text:p>272.875</text:p>
          </table:table-cell>
          <table:table-cell office:value-type="float" office:value="0.054951690821256">
            <text:p>0.0549516908</text:p>
          </table:table-cell>
          <table:table-cell office:value-type="float" office:value="0.0992943548387097">
            <text:p>0.0992943548</text:p>
          </table:table-cell>
          <table:table-cell office:value-type="float" office:value="0.0532439024390244">
            <text:p>0.0532439024</text:p>
          </table:table-cell>
          <table:table-cell office:value-type="float" office:value="1.19824950698966">
            <text:p>1.198249507</text:p>
          </table:table-cell>
          <table:table-cell office:value-type="float" office:value="1.36685460498504">
            <text:p>1.366854605</text:p>
          </table:table-cell>
          <table:table-cell office:value-type="float" office:value="1.19191008830458">
            <text:p>1.1919100883</text:p>
          </table:table-cell>
          <table:table-cell office:value-type="float" office:value="12.9572390325064">
            <text:p>12.9572390325</text:p>
          </table:table-cell>
          <table:table-cell office:value-type="float" office:value="7.32183713725104">
            <text:p>7.3218371373</text:p>
          </table:table-cell>
          <table:table-cell office:value-type="float" office:value="13.3619164844714">
            <text:p>13.361916484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675">
            <text:p>1675</text:p>
          </table:table-cell>
          <table:table-cell office:value-type="float" office:value="2816">
            <text:p>2816</text:p>
          </table:table-cell>
          <table:table-cell office:value-type="float" office:value="5194">
            <text:p>5194</text:p>
          </table:table-cell>
          <table:table-cell office:value-type="float" office:value="70.5">
            <text:p>70.5</text:p>
          </table:table-cell>
          <table:table-cell office:value-type="float" office:value="180.75">
            <text:p>180.75</text:p>
          </table:table-cell>
          <table:table-cell office:value-type="float" office:value="306.875">
            <text:p>306.875</text:p>
          </table:table-cell>
          <table:table-cell office:value-type="float" office:value="0.042089552238806">
            <text:p>0.0420895522</text:p>
          </table:table-cell>
          <table:table-cell office:value-type="float" office:value="0.0641867897727273">
            <text:p>0.0641867898</text:p>
          </table:table-cell>
          <table:table-cell office:value-type="float" office:value="0.0590825953022719">
            <text:p>0.0590825953</text:p>
          </table:table-cell>
          <table:table-cell office:value-type="float" office:value="1.15078563243484">
            <text:p>1.1507856324</text:p>
          </table:table-cell>
          <table:table-cell office:value-type="float" office:value="1.23272885440795">
            <text:p>1.2327288544</text:p>
          </table:table-cell>
          <table:table-cell office:value-type="float" office:value="1.21363095957055">
            <text:p>1.2136309596</text:p>
          </table:table-cell>
          <table:table-cell office:value-type="float" office:value="16.8125827019885">
            <text:p>16.812582702</text:p>
          </table:table-cell>
          <table:table-cell office:value-type="float" office:value="11.1418874896255">
            <text:p>11.1418874896</text:p>
          </table:table-cell>
          <table:table-cell office:value-type="float" office:value="12.0750917063669">
            <text:p>12.075091706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964">
            <text:p>2964</text:p>
          </table:table-cell>
          <table:table-cell office:value-type="float" office:value="5481">
            <text:p>5481</text:p>
          </table:table-cell>
          <table:table-cell office:value-type="float" office:value="107.5">
            <text:p>107.5</text:p>
          </table:table-cell>
          <table:table-cell office:value-type="float" office:value="257.375">
            <text:p>257.375</text:p>
          </table:table-cell>
          <table:table-cell office:value-type="float" office:value="362">
            <text:p>362</text:p>
          </table:table-cell>
          <table:table-cell office:value-type="float" office:value="0.0562238493723849">
            <text:p>0.0562238494</text:p>
          </table:table-cell>
          <table:table-cell office:value-type="float" office:value="0.0868336707152497">
            <text:p>0.0868336707</text:p>
          </table:table-cell>
          <table:table-cell office:value-type="float" office:value="0.0660463419084109">
            <text:p>0.0660463419</text:p>
          </table:table-cell>
          <table:table-cell office:value-type="float" office:value="1.20297927043031">
            <text:p>1.2029792704</text:p>
          </table:table-cell>
          <table:table-cell office:value-type="float" office:value="1.31869641678835">
            <text:p>1.3186964168</text:p>
          </table:table-cell>
          <table:table-cell office:value-type="float" office:value="1.23971195046722">
            <text:p>1.2397119505</text:p>
          </table:table-cell>
          <table:table-cell office:value-type="float" office:value="12.671762136611">
            <text:p>12.6717621366</text:p>
          </table:table-cell>
          <table:table-cell office:value-type="float" office:value="8.32423446887772">
            <text:p>8.3242344689</text:p>
          </table:table-cell>
          <table:table-cell office:value-type="float" office:value="10.8377405930897">
            <text:p>10.837740593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100">
            <text:p>3100</text:p>
          </table:table-cell>
          <table:table-cell office:value-type="float" office:value="5338">
            <text:p>5338</text:p>
          </table:table-cell>
          <table:table-cell office:value-type="float" office:value="114.25">
            <text:p>114.25</text:p>
          </table:table-cell>
          <table:table-cell office:value-type="float" office:value="182.25">
            <text:p>182.25</text:p>
          </table:table-cell>
          <table:table-cell office:value-type="float" office:value="459">
            <text:p>459</text:p>
          </table:table-cell>
          <table:table-cell office:value-type="float" office:value="0.0586498973305955">
            <text:p>0.0586498973</text:p>
          </table:table-cell>
          <table:table-cell office:value-type="float" office:value="0.0587903225806452">
            <text:p>0.0587903226</text:p>
          </table:table-cell>
          <table:table-cell office:value-type="float" office:value="0.0859872611464968">
            <text:p>0.0859872611</text:p>
          </table:table-cell>
          <table:table-cell office:value-type="float" office:value="1.21201666915259">
            <text:p>1.2120166692</text:p>
          </table:table-cell>
          <table:table-cell office:value-type="float" office:value="1.21254048100937">
            <text:p>1.212540481</text:p>
          </table:table-cell>
          <table:table-cell office:value-type="float" office:value="1.31544727980851">
            <text:p>1.3154472798</text:p>
          </table:table-cell>
          <table:table-cell office:value-type="float" office:value="12.1616685805837">
            <text:p>12.1616685806</text:p>
          </table:table-cell>
          <table:table-cell office:value-type="float" office:value="12.1334317856292">
            <text:p>12.1334317856</text:p>
          </table:table-cell>
          <table:table-cell office:value-type="float" office:value="8.40285433942926">
            <text:p>8.402854339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238">
            <text:p>3238</text:p>
          </table:table-cell>
          <table:table-cell office:value-type="float" office:value="6386">
            <text:p>6386</text:p>
          </table:table-cell>
          <table:table-cell office:value-type="float" office:value="107.25">
            <text:p>107.25</text:p>
          </table:table-cell>
          <table:table-cell office:value-type="float" office:value="317.5">
            <text:p>317.5</text:p>
          </table:table-cell>
          <table:table-cell office:value-type="float" office:value="356.625">
            <text:p>356.625</text:p>
          </table:table-cell>
          <table:table-cell office:value-type="float" office:value="0.0609028960817717">
            <text:p>0.0609028961</text:p>
          </table:table-cell>
          <table:table-cell office:value-type="float" office:value="0.0980543545398394">
            <text:p>0.0980543545</text:p>
          </table:table-cell>
          <table:table-cell office:value-type="float" office:value="0.055844816786721">
            <text:p>0.0558448168</text:p>
          </table:table-cell>
          <table:table-cell office:value-type="float" office:value="1.22043009527845">
            <text:p>1.2204300953</text:p>
          </table:table-cell>
          <table:table-cell office:value-type="float" office:value="1.36203496752012">
            <text:p>1.3620349675</text:p>
          </table:table-cell>
          <table:table-cell office:value-type="float" office:value="1.20156940013493">
            <text:p>1.2015694001</text:p>
          </table:table-cell>
          <table:table-cell office:value-type="float" office:value="11.7243447385841">
            <text:p>11.7243447386</text:p>
          </table:table-cell>
          <table:table-cell office:value-type="float" office:value="7.41018097606136">
            <text:p>7.4101809761</text:p>
          </table:table-cell>
          <table:table-cell office:value-type="float" office:value="12.7554584130498">
            <text:p>12.75545841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472">
            <text:p>3472</text:p>
          </table:table-cell>
          <table:table-cell office:value-type="float" office:value="6566">
            <text:p>6566</text:p>
          </table:table-cell>
          <table:table-cell office:value-type="float" office:value="120.5">
            <text:p>120.5</text:p>
          </table:table-cell>
          <table:table-cell office:value-type="float" office:value="190.25">
            <text:p>190.25</text:p>
          </table:table-cell>
          <table:table-cell office:value-type="float" office:value="298.375">
            <text:p>298.375</text:p>
          </table:table-cell>
          <table:table-cell office:value-type="float" office:value="0.0653470715835141">
            <text:p>0.0653470716</text:p>
          </table:table-cell>
          <table:table-cell office:value-type="float" office:value="0.0547955069124424">
            <text:p>0.0547955069</text:p>
          </table:table-cell>
          <table:table-cell office:value-type="float" office:value="0.0454424307036247">
            <text:p>0.0454424307</text:p>
          </table:table-cell>
          <table:table-cell office:value-type="float" office:value="1.2370844204808">
            <text:p>1.2370844205</text:p>
          </table:table-cell>
          <table:table-cell office:value-type="float" office:value="1.19766926744602">
            <text:p>1.1976692674</text:p>
          </table:table-cell>
          <table:table-cell office:value-type="float" office:value="1.16309593589886">
            <text:p>1.1630959359</text:p>
          </table:table-cell>
          <table:table-cell office:value-type="float" office:value="10.9500825995241">
            <text:p>10.9500825995</text:p>
          </table:table-cell>
          <table:table-cell office:value-type="float" office:value="12.9932006336315">
            <text:p>12.9932006336</text:p>
          </table:table-cell>
          <table:table-cell office:value-type="float" office:value="15.5973100613087">
            <text:p>15.597310061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78">
            <text:p>2178</text:p>
          </table:table-cell>
          <table:table-cell office:value-type="float" office:value="3873">
            <text:p>3873</text:p>
          </table:table-cell>
          <table:table-cell office:value-type="float" office:value="7227">
            <text:p>7227</text:p>
          </table:table-cell>
          <table:table-cell office:value-type="float" office:value="109.875">
            <text:p>109.875</text:p>
          </table:table-cell>
          <table:table-cell office:value-type="float" office:value="240">
            <text:p>240</text:p>
          </table:table-cell>
          <table:table-cell office:value-type="float" office:value="234.5">
            <text:p>234.5</text:p>
          </table:table-cell>
          <table:table-cell office:value-type="float" office:value="0.0504476584022039">
            <text:p>0.0504476584</text:p>
          </table:table-cell>
          <table:table-cell office:value-type="float" office:value="0.0619674670797831">
            <text:p>0.0619674671</text:p>
          </table:table-cell>
          <table:table-cell office:value-type="float" office:value="0.0324477653244777">
            <text:p>0.0324477653</text:p>
          </table:table-cell>
          <table:table-cell office:value-type="float" office:value="1.18155493823471">
            <text:p>1.1815549382</text:p>
          </table:table-cell>
          <table:table-cell office:value-type="float" office:value="1.22441247005276">
            <text:p>1.2244124701</text:p>
          </table:table-cell>
          <table:table-cell office:value-type="float" office:value="1.11563077928579">
            <text:p>1.1156307793</text:p>
          </table:table-cell>
          <table:table-cell office:value-type="float" office:value="14.0836585827792">
            <text:p>14.0836585828</text:p>
          </table:table-cell>
          <table:table-cell office:value-type="float" office:value="11.5287635684384">
            <text:p>11.5287635684</text:p>
          </table:table-cell>
          <table:table-cell office:value-type="float" office:value="21.7066680386669">
            <text:p>21.706668038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2315">
            <text:p>2315</text:p>
          </table:table-cell>
          <table:table-cell office:value-type="float" office:value="4185">
            <text:p>4185</text:p>
          </table:table-cell>
          <table:table-cell office:value-type="float" office:value="8588">
            <text:p>8588</text:p>
          </table:table-cell>
          <table:table-cell office:value-type="float" office:value="150.625">
            <text:p>150.625</text:p>
          </table:table-cell>
          <table:table-cell office:value-type="float" office:value="312.125">
            <text:p>312.125</text:p>
          </table:table-cell>
          <table:table-cell office:value-type="float" office:value="335.75">
            <text:p>335.75</text:p>
          </table:table-cell>
          <table:table-cell office:value-type="float" office:value="0.0650647948164147">
            <text:p>0.0650647948</text:p>
          </table:table-cell>
          <table:table-cell office:value-type="float" office:value="0.0745818399044205">
            <text:p>0.0745818399</text:p>
          </table:table-cell>
          <table:table-cell office:value-type="float" office:value="0.0390952491849092">
            <text:p>0.0390952492</text:p>
          </table:table-cell>
          <table:table-cell office:value-type="float" office:value="1.23602429980548">
            <text:p>1.2360242998</text:p>
          </table:table-cell>
          <table:table-cell office:value-type="float" office:value="1.27193884331879">
            <text:p>1.2719388433</text:p>
          </table:table-cell>
          <table:table-cell office:value-type="float" office:value="1.13982911162449">
            <text:p>1.1398291116</text:p>
          </table:table-cell>
          <table:table-cell office:value-type="float" office:value="10.9961159733976">
            <text:p>10.9961159734</text:p>
          </table:table-cell>
          <table:table-cell office:value-type="float" office:value="9.63619859396097">
            <text:p>9.636198594</text:p>
          </table:table-cell>
          <table:table-cell office:value-type="float" office:value="18.0740620484419">
            <text:p>18.074062048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48">
            <text:p>2548</text:p>
          </table:table-cell>
          <table:table-cell office:value-type="float" office:value="4450">
            <text:p>4450</text:p>
          </table:table-cell>
          <table:table-cell office:value-type="float" office:value="9647">
            <text:p>9647</text:p>
          </table:table-cell>
          <table:table-cell office:value-type="float" office:value="252.875">
            <text:p>252.875</text:p>
          </table:table-cell>
          <table:table-cell office:value-type="float" office:value="193.5">
            <text:p>193.5</text:p>
          </table:table-cell>
          <table:table-cell office:value-type="float" office:value="450.25">
            <text:p>450.25</text:p>
          </table:table-cell>
          <table:table-cell office:value-type="float" office:value="0.0992445054945055">
            <text:p>0.0992445055</text:p>
          </table:table-cell>
          <table:table-cell office:value-type="float" office:value="0.0434831460674157">
            <text:p>0.0434831461</text:p>
          </table:table-cell>
          <table:table-cell office:value-type="float" office:value="0.0466725406862237">
            <text:p>0.0466725407</text:p>
          </table:table-cell>
          <table:table-cell office:value-type="float" office:value="1.36666073409763">
            <text:p>1.3666607341</text:p>
          </table:table-cell>
          <table:table-cell office:value-type="float" office:value="1.15589694786012">
            <text:p>1.1558969479</text:p>
          </table:table-cell>
          <table:table-cell office:value-type="float" office:value="1.16762341146783">
            <text:p>1.1676234115</text:p>
          </table:table-cell>
          <table:table-cell office:value-type="float" office:value="7.32534609428367">
            <text:p>7.3253460943</text:p>
          </table:table-cell>
          <table:table-cell office:value-type="float" office:value="16.2847091292578">
            <text:p>16.2847091293</text:p>
          </table:table-cell>
          <table:table-cell office:value-type="float" office:value="15.1952233015674">
            <text:p>15.195223301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2562">
            <text:p>2562</text:p>
          </table:table-cell>
          <table:table-cell office:value-type="float" office:value="4476">
            <text:p>4476</text:p>
          </table:table-cell>
          <table:table-cell office:value-type="float" office:value="7967">
            <text:p>7967</text:p>
          </table:table-cell>
          <table:table-cell office:value-type="float" office:value="218.5">
            <text:p>218.5</text:p>
          </table:table-cell>
          <table:table-cell office:value-type="float" office:value="292.875">
            <text:p>292.875</text:p>
          </table:table-cell>
          <table:table-cell office:value-type="float" office:value="410">
            <text:p>410</text:p>
          </table:table-cell>
          <table:table-cell office:value-type="float" office:value="0.0852849336455894">
            <text:p>0.0852849336</text:p>
          </table:table-cell>
          <table:table-cell office:value-type="float" office:value="0.0654323056300268">
            <text:p>0.0654323056</text:p>
          </table:table-cell>
          <table:table-cell office:value-type="float" office:value="0.0514622819128907">
            <text:p>0.0514622819</text:p>
          </table:table-cell>
          <table:table-cell office:value-type="float" office:value="1.31275336677715">
            <text:p>1.3127533668</text:p>
          </table:table-cell>
          <table:table-cell office:value-type="float" office:value="1.23740458748041">
            <text:p>1.2374045875</text:p>
          </table:table-cell>
          <table:table-cell office:value-type="float" office:value="1.18530878495609">
            <text:p>1.185308785</text:p>
          </table:table-cell>
          <table:table-cell office:value-type="float" office:value="8.46927497423241">
            <text:p>8.4692749742</text:p>
          </table:table-cell>
          <table:table-cell office:value-type="float" office:value="10.9362607738935">
            <text:p>10.9362607739</text:p>
          </table:table-cell>
          <table:table-cell office:value-type="float" office:value="13.8127082352055">
            <text:p>13.812708235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6">
            <text:p>76</text:p>
          </table:table-cell>
          <table:table-cell office:value-type="float" office:value="2684">
            <text:p>2684</text:p>
          </table:table-cell>
          <table:table-cell office:value-type="float" office:value="4844">
            <text:p>4844</text:p>
          </table:table-cell>
          <table:table-cell office:value-type="float" office:value="8044">
            <text:p>8044</text:p>
          </table:table-cell>
          <table:table-cell office:value-type="float" office:value="229.25">
            <text:p>229.25</text:p>
          </table:table-cell>
          <table:table-cell office:value-type="float" office:value="166.125">
            <text:p>166.125</text:p>
          </table:table-cell>
          <table:table-cell office:value-type="float" office:value="271.625">
            <text:p>271.625</text:p>
          </table:table-cell>
          <table:table-cell office:value-type="float" office:value="0.0854135618479881">
            <text:p>0.0854135618</text:p>
          </table:table-cell>
          <table:table-cell office:value-type="float" office:value="0.0342950041288192">
            <text:p>0.0342950041</text:p>
          </table:table-cell>
          <table:table-cell office:value-type="float" office:value="0.0337674042764794">
            <text:p>0.0337674043</text:p>
          </table:table-cell>
          <table:table-cell office:value-type="float" office:value="1.31324660050118">
            <text:p>1.3132466005</text:p>
          </table:table-cell>
          <table:table-cell office:value-type="float" office:value="1.12233776317493">
            <text:p>1.1223377632</text:p>
          </table:table-cell>
          <table:table-cell office:value-type="float" office:value="1.12042078064716">
            <text:p>1.1204207806</text:p>
          </table:table-cell>
          <table:table-cell office:value-type="float" office:value="8.4570286637423">
            <text:p>8.4570286637</text:p>
          </table:table-cell>
          <table:table-cell office:value-type="float" office:value="20.5559423155541">
            <text:p>20.5559423156</text:p>
          </table:table-cell>
          <table:table-cell office:value-type="float" office:value="20.8717641249267">
            <text:p>20.871764124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0">
            <text:p>60</text:p>
          </table:table-cell>
          <table:table-cell office:value-type="float" office:value="2962">
            <text:p>2962</text:p>
          </table:table-cell>
          <table:table-cell office:value-type="float" office:value="5404">
            <text:p>5404</text:p>
          </table:table-cell>
          <table:table-cell office:value-type="float" office:value="10889">
            <text:p>10889</text:p>
          </table:table-cell>
          <table:table-cell office:value-type="float" office:value="348.125">
            <text:p>348.125</text:p>
          </table:table-cell>
          <table:table-cell office:value-type="float" office:value="725.25">
            <text:p>725.25</text:p>
          </table:table-cell>
          <table:table-cell office:value-type="float" office:value="311.125">
            <text:p>311.125</text:p>
          </table:table-cell>
          <table:table-cell office:value-type="float" office:value="0.117530384875084">
            <text:p>0.1175303849</text:p>
          </table:table-cell>
          <table:table-cell office:value-type="float" office:value="0.134206143597335">
            <text:p>0.1342061436</text:p>
          </table:table-cell>
          <table:table-cell office:value-type="float" office:value="0.0285724125264028">
            <text:p>0.0285724125</text:p>
          </table:table-cell>
          <table:table-cell office:value-type="float" office:value="1.43843059414581">
            <text:p>1.4384305941</text:p>
          </table:table-cell>
          <table:table-cell office:value-type="float" office:value="1.50502362899004">
            <text:p>1.505023629</text:p>
          </table:table-cell>
          <table:table-cell office:value-type="float" office:value="1.10160355404726">
            <text:p>1.101603554</text:p>
          </table:table-cell>
          <table:table-cell office:value-type="float" office:value="6.23775614946037">
            <text:p>6.2377561495</text:p>
          </table:table-cell>
          <table:table-cell office:value-type="float" office:value="5.50409604891281">
            <text:p>5.5040960489</text:p>
          </table:table-cell>
          <table:table-cell office:value-type="float" office:value="24.6042622098756">
            <text:p>24.60426220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3102">
            <text:p>3102</text:p>
          </table:table-cell>
          <table:table-cell office:value-type="float" office:value="5618">
            <text:p>5618</text:p>
          </table:table-cell>
          <table:table-cell office:value-type="float" office:value="10337">
            <text:p>10337</text:p>
          </table:table-cell>
          <table:table-cell office:value-type="float" office:value="227">
            <text:p>227</text:p>
          </table:table-cell>
          <table:table-cell office:value-type="float" office:value="195.625">
            <text:p>195.625</text:p>
          </table:table-cell>
          <table:table-cell office:value-type="float" office:value="510.75">
            <text:p>510.75</text:p>
          </table:table-cell>
          <table:table-cell office:value-type="float" office:value="0.0731785944551902">
            <text:p>0.0731785945</text:p>
          </table:table-cell>
          <table:table-cell office:value-type="float" office:value="0.0348211107155571">
            <text:p>0.0348211107</text:p>
          </table:table-cell>
          <table:table-cell office:value-type="float" office:value="0.0494098868143562">
            <text:p>0.0494098868</text:p>
          </table:table-cell>
          <table:table-cell office:value-type="float" office:value="1.26662108969858">
            <text:p>1.2666210897</text:p>
          </table:table-cell>
          <table:table-cell office:value-type="float" office:value="1.12425040661732">
            <text:p>1.1242504066</text:p>
          </table:table-cell>
          <table:table-cell office:value-type="float" office:value="1.17771962420366">
            <text:p>1.1777196242</text:p>
          </table:table-cell>
          <table:table-cell office:value-type="float" office:value="9.8144881059161">
            <text:p>9.8144881059</text:p>
          </table:table-cell>
          <table:table-cell office:value-type="float" office:value="20.2505433991945">
            <text:p>20.2505433992</text:p>
          </table:table-cell>
          <table:table-cell office:value-type="float" office:value="14.3722997471602">
            <text:p>14.372299747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228">
            <text:p>3228</text:p>
          </table:table-cell>
          <table:table-cell office:value-type="float" office:value="5612">
            <text:p>5612</text:p>
          </table:table-cell>
          <table:table-cell office:value-type="float" office:value="9407">
            <text:p>9407</text:p>
          </table:table-cell>
          <table:table-cell office:value-type="float" office:value="216.5">
            <text:p>216.5</text:p>
          </table:table-cell>
          <table:table-cell office:value-type="float" office:value="312.75">
            <text:p>312.75</text:p>
          </table:table-cell>
          <table:table-cell office:value-type="float" office:value="353.5">
            <text:p>353.5</text:p>
          </table:table-cell>
          <table:table-cell office:value-type="float" office:value="0.0670693928128872">
            <text:p>0.0670693928</text:p>
          </table:table-cell>
          <table:table-cell office:value-type="float" office:value="0.0557287954383464">
            <text:p>0.0557287954</text:p>
          </table:table-cell>
          <table:table-cell office:value-type="float" office:value="0.0375783990645264">
            <text:p>0.0375783991</text:p>
          </table:table-cell>
          <table:table-cell office:value-type="float" office:value="1.24355954961159">
            <text:p>1.2435595496</text:p>
          </table:table-cell>
          <table:table-cell office:value-type="float" office:value="1.20113795337059">
            <text:p>1.2011379534</text:p>
          </table:table-cell>
          <table:table-cell office:value-type="float" office:value="1.1342921834353">
            <text:p>1.1342921834</text:p>
          </table:table-cell>
          <table:table-cell office:value-type="float" office:value="10.6776005961836">
            <text:p>10.6776005962</text:p>
          </table:table-cell>
          <table:table-cell office:value-type="float" office:value="12.7813052555103">
            <text:p>12.7813052555</text:p>
          </table:table-cell>
          <table:table-cell office:value-type="float" office:value="18.7898049866955">
            <text:p>18.789804986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office:value-type="float" office:value="3664">
            <text:p>3664</text:p>
          </table:table-cell>
          <table:table-cell office:value-type="float" office:value="6099">
            <text:p>6099</text:p>
          </table:table-cell>
          <table:table-cell office:value-type="float" office:value="10902">
            <text:p>10902</text:p>
          </table:table-cell>
          <table:table-cell office:value-type="float" office:value="184.625">
            <text:p>184.625</text:p>
          </table:table-cell>
          <table:table-cell office:value-type="float" office:value="309.375">
            <text:p>309.375</text:p>
          </table:table-cell>
          <table:table-cell office:value-type="float" office:value="633.375">
            <text:p>633.375</text:p>
          </table:table-cell>
          <table:table-cell office:value-type="float" office:value="0.0503889192139738">
            <text:p>0.0503889192</text:p>
          </table:table-cell>
          <table:table-cell office:value-type="float" office:value="0.050725528775209">
            <text:p>0.0507255288</text:p>
          </table:table-cell>
          <table:table-cell office:value-type="float" office:value="0.0580971381397909">
            <text:p>0.0580971381</text:p>
          </table:table-cell>
          <table:table-cell office:value-type="float" office:value="1.18133774188083">
            <text:p>1.1813377419</text:p>
          </table:table-cell>
          <table:table-cell office:value-type="float" office:value="1.1825825860815">
            <text:p>1.1825825861</text:p>
          </table:table-cell>
          <table:table-cell office:value-type="float" office:value="1.20995552731093">
            <text:p>1.2099555273</text:p>
          </table:table-cell>
          <table:table-cell office:value-type="float" office:value="14.0996786711842">
            <text:p>14.0996786712</text:p>
          </table:table-cell>
          <table:table-cell office:value-type="float" office:value="14.0083770863718">
            <text:p>14.0083770864</text:p>
          </table:table-cell>
          <table:table-cell office:value-type="float" office:value="12.2741435592334">
            <text:p>12.274143559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47">
            <text:p>47</text:p>
          </table:table-cell>
          <table:table-cell office:value-type="float" office:value="4331">
            <text:p>4331</text:p>
          </table:table-cell>
          <table:table-cell office:value-type="float" office:value="7233">
            <text:p>7233</text:p>
          </table:table-cell>
          <table:table-cell office:value-type="float" office:value="13561">
            <text:p>13561</text:p>
          </table:table-cell>
          <table:table-cell office:value-type="float" office:value="231.75">
            <text:p>231.75</text:p>
          </table:table-cell>
          <table:table-cell office:value-type="float" office:value="269">
            <text:p>269</text:p>
          </table:table-cell>
          <table:table-cell office:value-type="float" office:value="630.5">
            <text:p>630.5</text:p>
          </table:table-cell>
          <table:table-cell office:value-type="float" office:value="0.0535095820826599">
            <text:p>0.0535095821</text:p>
          </table:table-cell>
          <table:table-cell office:value-type="float" office:value="0.0371906539471865">
            <text:p>0.0371906539</text:p>
          </table:table-cell>
          <table:table-cell office:value-type="float" office:value="0.04649362141435">
            <text:p>0.0464936214</text:p>
          </table:table-cell>
          <table:table-cell office:value-type="float" office:value="1.19289555702365">
            <text:p>1.192895557</text:p>
          </table:table-cell>
          <table:table-cell office:value-type="float" office:value="1.13287825250755">
            <text:p>1.1328782525</text:p>
          </table:table-cell>
          <table:table-cell office:value-type="float" office:value="1.16696452234138">
            <text:p>1.1669645223</text:p>
          </table:table-cell>
          <table:table-cell office:value-type="float" office:value="13.2972647523487">
            <text:p>13.2972647523</text:p>
          </table:table-cell>
          <table:table-cell office:value-type="float" office:value="18.9821356195027">
            <text:p>18.9821356195</text:p>
          </table:table-cell>
          <table:table-cell office:value-type="float" office:value="15.2523846926804">
            <text:p>15.252384692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4090">
            <text:p>4090</text:p>
          </table:table-cell>
          <table:table-cell office:value-type="float" office:value="6269">
            <text:p>6269</text:p>
          </table:table-cell>
          <table:table-cell office:value-type="float" office:value="11453">
            <text:p>11453</text:p>
          </table:table-cell>
          <table:table-cell office:value-type="float" office:value="214.375">
            <text:p>214.375</text:p>
          </table:table-cell>
          <table:table-cell office:value-type="float" office:value="275.75">
            <text:p>275.75</text:p>
          </table:table-cell>
          <table:table-cell office:value-type="float" office:value="545.625">
            <text:p>545.625</text:p>
          </table:table-cell>
          <table:table-cell office:value-type="float" office:value="0.0524144254278729">
            <text:p>0.0524144254</text:p>
          </table:table-cell>
          <table:table-cell office:value-type="float" office:value="0.043986281703621">
            <text:p>0.0439862817</text:p>
          </table:table-cell>
          <table:table-cell office:value-type="float" office:value="0.0476403562385401">
            <text:p>0.0476403562</text:p>
          </table:table-cell>
          <table:table-cell office:value-type="float" office:value="1.18883514210371">
            <text:p>1.1888351421</text:p>
          </table:table-cell>
          <table:table-cell office:value-type="float" office:value="1.15774418019977">
            <text:p>1.1577441802</text:p>
          </table:table-cell>
          <table:table-cell office:value-type="float" office:value="1.17118966977826">
            <text:p>1.1711896698</text:p>
          </table:table-cell>
          <table:table-cell office:value-type="float" office:value="13.567981855798">
            <text:p>13.5679818558</text:p>
          </table:table-cell>
          <table:table-cell office:value-type="float" office:value="16.102345326413">
            <text:p>16.1023453264</text:p>
          </table:table-cell>
          <table:table-cell office:value-type="float" office:value="14.89346554193">
            <text:p>14.893465541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4060">
            <text:p>4060</text:p>
          </table:table-cell>
          <table:table-cell office:value-type="float" office:value="6937">
            <text:p>6937</text:p>
          </table:table-cell>
          <table:table-cell office:value-type="float" office:value="12223">
            <text:p>12223</text:p>
          </table:table-cell>
          <table:table-cell office:value-type="float" office:value="196">
            <text:p>196</text:p>
          </table:table-cell>
          <table:table-cell office:value-type="float" office:value="631.75">
            <text:p>631.75</text:p>
          </table:table-cell>
          <table:table-cell office:value-type="float" office:value="908.875">
            <text:p>908.875</text:p>
          </table:table-cell>
          <table:table-cell office:value-type="float" office:value="0.0482758620689655">
            <text:p>0.0482758621</text:p>
          </table:table-cell>
          <table:table-cell office:value-type="float" office:value="0.0910696266397578">
            <text:p>0.0910696266</text:p>
          </table:table-cell>
          <table:table-cell office:value-type="float" office:value="0.0743577681420273">
            <text:p>0.0743577681</text:p>
          </table:table-cell>
          <table:table-cell office:value-type="float" office:value="1.17353341260404">
            <text:p>1.1735334126</text:p>
          </table:table-cell>
          <table:table-cell office:value-type="float" office:value="1.33499929995591">
            <text:p>1.3349993</text:p>
          </table:table-cell>
          <table:table-cell office:value-type="float" office:value="1.2710891807559">
            <text:p>1.2710891808</text:p>
          </table:table-cell>
          <table:table-cell office:value-type="float" office:value="14.7018991266236">
            <text:p>14.7018991266</text:p>
          </table:table-cell>
          <table:table-cell office:value-type="float" office:value="7.95271821293313">
            <text:p>7.9527182129</text:p>
          </table:table-cell>
          <table:table-cell office:value-type="float" office:value="9.66421677003253">
            <text:p>9.6642167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133">
            <text:p>133</text:p>
          </table:table-cell>
          <table:table-cell table:number-columns-repeated="2" office:value-type="float" office:value="75">
            <text:p>75</text:p>
          </table:table-cell>
          <table:table-cell office:value-type="float" office:value="4391">
            <text:p>4391</text:p>
          </table:table-cell>
          <table:table-cell office:value-type="float" office:value="7500">
            <text:p>7500</text:p>
          </table:table-cell>
          <table:table-cell office:value-type="float" office:value="16946">
            <text:p>16946</text:p>
          </table:table-cell>
          <table:table-cell office:value-type="float" office:value="209.5">
            <text:p>209.5</text:p>
          </table:table-cell>
          <table:table-cell office:value-type="float" office:value="326.875">
            <text:p>326.875</text:p>
          </table:table-cell>
          <table:table-cell office:value-type="float" office:value="938.625">
            <text:p>938.625</text:p>
          </table:table-cell>
          <table:table-cell office:value-type="float" office:value="0.0477112275108176">
            <text:p>0.0477112275</text:p>
          </table:table-cell>
          <table:table-cell office:value-type="float" office:value="0.0435833333333333">
            <text:p>0.0435833333</text:p>
          </table:table-cell>
          <table:table-cell office:value-type="float" office:value="0.055389177386994">
            <text:p>0.0553891774</text:p>
          </table:table-cell>
          <table:table-cell office:value-type="float" office:value="1.17145096429982">
            <text:p>1.1714509643</text:p>
          </table:table-cell>
          <table:table-cell office:value-type="float" office:value="1.15626470027778">
            <text:p>1.1562647003</text:p>
          </table:table-cell>
          <table:table-cell office:value-type="float" office:value="1.19987532435883">
            <text:p>1.1998753244</text:p>
          </table:table-cell>
          <table:table-cell office:value-type="float" office:value="14.8718493791256">
            <text:p>14.8718493791</text:p>
          </table:table-cell>
          <table:table-cell office:value-type="float" office:value="16.248060114826">
            <text:p>16.2480601148</text:p>
          </table:table-cell>
          <table:table-cell office:value-type="float" office:value="12.8575864458033">
            <text:p>12.857586445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4653">
            <text:p>4653</text:p>
          </table:table-cell>
          <table:table-cell office:value-type="float" office:value="7822">
            <text:p>7822</text:p>
          </table:table-cell>
          <table:table-cell office:value-type="float" office:value="15027">
            <text:p>15027</text:p>
          </table:table-cell>
          <table:table-cell office:value-type="float" office:value="163.75">
            <text:p>163.75</text:p>
          </table:table-cell>
          <table:table-cell office:value-type="float" office:value="466.75">
            <text:p>466.75</text:p>
          </table:table-cell>
          <table:table-cell office:value-type="float" office:value="577.125">
            <text:p>577.125</text:p>
          </table:table-cell>
          <table:table-cell office:value-type="float" office:value="0.0351923490221363">
            <text:p>0.035192349</text:p>
          </table:table-cell>
          <table:table-cell office:value-type="float" office:value="0.0596714395295321">
            <text:p>0.0596714395</text:p>
          </table:table-cell>
          <table:table-cell office:value-type="float" office:value="0.038405869435017">
            <text:p>0.0384058694</text:p>
          </table:table-cell>
          <table:table-cell office:value-type="float" office:value="1.12560068437968">
            <text:p>1.1256006844</text:p>
          </table:table-cell>
          <table:table-cell office:value-type="float" office:value="1.21582897251659">
            <text:p>1.2158289725</text:p>
          </table:table-cell>
          <table:table-cell office:value-type="float" office:value="1.1373115642044">
            <text:p>1.1373115642</text:p>
          </table:table-cell>
          <table:table-cell office:value-type="float" office:value="20.0405381195894">
            <text:p>20.0405381196</text:p>
          </table:table-cell>
          <table:table-cell office:value-type="float" office:value="11.9592886000487">
            <text:p>11.9592886</text:p>
          </table:table-cell>
          <table:table-cell office:value-type="float" office:value="18.3923459719257">
            <text:p>18.392345971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4450">
            <text:p>4450</text:p>
          </table:table-cell>
          <table:table-cell office:value-type="float" office:value="7891">
            <text:p>7891</text:p>
          </table:table-cell>
          <table:table-cell office:value-type="float" office:value="15101">
            <text:p>15101</text:p>
          </table:table-cell>
          <table:table-cell office:value-type="float" office:value="173.5">
            <text:p>173.5</text:p>
          </table:table-cell>
          <table:table-cell office:value-type="float" office:value="351.375">
            <text:p>351.375</text:p>
          </table:table-cell>
          <table:table-cell office:value-type="float" office:value="670.25">
            <text:p>670.25</text:p>
          </table:table-cell>
          <table:table-cell office:value-type="float" office:value="0.0389887640449438">
            <text:p>0.038988764</text:p>
          </table:table-cell>
          <table:table-cell office:value-type="float" office:value="0.0445285768597136">
            <text:p>0.0445285769</text:p>
          </table:table-cell>
          <table:table-cell office:value-type="float" office:value="0.0443844778491491">
            <text:p>0.0443844778</text:p>
          </table:table-cell>
          <table:table-cell office:value-type="float" office:value="1.13944011665194">
            <text:p>1.1394401167</text:p>
          </table:table-cell>
          <table:table-cell office:value-type="float" office:value="1.15973629555701">
            <text:p>1.1597362956</text:p>
          </table:table-cell>
          <table:table-cell office:value-type="float" office:value="1.15920683694495">
            <text:p>1.1592068369</text:p>
          </table:table-cell>
          <table:table-cell office:value-type="float" office:value="18.1224908920244">
            <text:p>18.122490892</text:p>
          </table:table-cell>
          <table:table-cell office:value-type="float" office:value="15.9104020120707">
            <text:p>15.9104020121</text:p>
          </table:table-cell>
          <table:table-cell office:value-type="float" office:value="15.9609478034595">
            <text:p>15.960947803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816">
            <text:p>4816</text:p>
          </table:table-cell>
          <table:table-cell office:value-type="float" office:value="8816">
            <text:p>8816</text:p>
          </table:table-cell>
          <table:table-cell office:value-type="float" office:value="16803">
            <text:p>16803</text:p>
          </table:table-cell>
          <table:table-cell office:value-type="float" office:value="228.5">
            <text:p>228.5</text:p>
          </table:table-cell>
          <table:table-cell office:value-type="float" office:value="718.5">
            <text:p>718.5</text:p>
          </table:table-cell>
          <table:table-cell office:value-type="float" office:value="851.75">
            <text:p>851.75</text:p>
          </table:table-cell>
          <table:table-cell office:value-type="float" office:value="0.0474460132890365">
            <text:p>0.0474460133</text:p>
          </table:table-cell>
          <table:table-cell office:value-type="float" office:value="0.0814995462794918">
            <text:p>0.0814995463</text:p>
          </table:table-cell>
          <table:table-cell office:value-type="float" office:value="0.0506903529131703">
            <text:p>0.0506903529</text:p>
          </table:table-cell>
          <table:table-cell office:value-type="float" office:value="1.17047324989859">
            <text:p>1.1704732499</text:p>
          </table:table-cell>
          <table:table-cell office:value-type="float" office:value="1.298267077024">
            <text:p>1.298267077</text:p>
          </table:table-cell>
          <table:table-cell office:value-type="float" office:value="1.18245247847788">
            <text:p>1.1824524785</text:p>
          </table:table-cell>
          <table:table-cell office:value-type="float" office:value="14.9530725880667">
            <text:p>14.9530725881</text:p>
          </table:table-cell>
          <table:table-cell office:value-type="float" office:value="8.84696919272814">
            <text:p>8.8469691927</text:p>
          </table:table-cell>
          <table:table-cell office:value-type="float" office:value="14.0178614208137">
            <text:p>14.017861420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97">
            <text:p>97</text:p>
          </table:table-cell>
          <table:table-cell office:value-type="float" office:value="5562">
            <text:p>5562</text:p>
          </table:table-cell>
          <table:table-cell office:value-type="float" office:value="9754">
            <text:p>9754</text:p>
          </table:table-cell>
          <table:table-cell office:value-type="float" office:value="18464">
            <text:p>18464</text:p>
          </table:table-cell>
          <table:table-cell office:value-type="float" office:value="329.625">
            <text:p>329.625</text:p>
          </table:table-cell>
          <table:table-cell office:value-type="float" office:value="566.375">
            <text:p>566.375</text:p>
          </table:table-cell>
          <table:table-cell office:value-type="float" office:value="504.125">
            <text:p>504.125</text:p>
          </table:table-cell>
          <table:table-cell office:value-type="float" office:value="0.0592637540453074">
            <text:p>0.059263754</text:p>
          </table:table-cell>
          <table:table-cell office:value-type="float" office:value="0.0580659216731597">
            <text:p>0.0580659217</text:p>
          </table:table-cell>
          <table:table-cell office:value-type="float" office:value="0.0273031304159445">
            <text:p>0.0273031304</text:p>
          </table:table-cell>
          <table:table-cell office:value-type="float" office:value="1.21430703654392">
            <text:p>1.2143070365</text:p>
          </table:table-cell>
          <table:table-cell office:value-type="float" office:value="1.20983916232518">
            <text:p>1.2098391623</text:p>
          </table:table-cell>
          <table:table-cell office:value-type="float" office:value="1.09702205987961">
            <text:p>1.0970220599</text:p>
          </table:table-cell>
          <table:table-cell office:value-type="float" office:value="12.0392197020352">
            <text:p>12.039219702</text:p>
          </table:table-cell>
          <table:table-cell office:value-type="float" office:value="12.2805593249374">
            <text:p>12.2805593249</text:p>
          </table:table-cell>
          <table:table-cell office:value-type="float" office:value="25.732113209631">
            <text:p>25.732113209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5722">
            <text:p>5722</text:p>
          </table:table-cell>
          <table:table-cell office:value-type="float" office:value="9869">
            <text:p>9869</text:p>
          </table:table-cell>
          <table:table-cell office:value-type="float" office:value="18027">
            <text:p>18027</text:p>
          </table:table-cell>
          <table:table-cell office:value-type="float" office:value="330">
            <text:p>330</text:p>
          </table:table-cell>
          <table:table-cell office:value-type="float" office:value="601.125">
            <text:p>601.125</text:p>
          </table:table-cell>
          <table:table-cell office:value-type="float" office:value="299.25">
            <text:p>299.25</text:p>
          </table:table-cell>
          <table:table-cell office:value-type="float" office:value="0.0576721426074799">
            <text:p>0.0576721426</text:p>
          </table:table-cell>
          <table:table-cell office:value-type="float" office:value="0.0609104265883068">
            <text:p>0.0609104266</text:p>
          </table:table-cell>
          <table:table-cell office:value-type="float" office:value="0.0166000998502247">
            <text:p>0.0166000999</text:p>
          </table:table-cell>
          <table:table-cell office:value-type="float" office:value="1.20837160815074">
            <text:p>1.2083716082</text:p>
          </table:table-cell>
          <table:table-cell office:value-type="float" office:value="1.22045824999073">
            <text:p>1.22045825</text:p>
          </table:table-cell>
          <table:table-cell office:value-type="float" office:value="1.05864045357326">
            <text:p>1.0586404536</text:p>
          </table:table-cell>
          <table:table-cell office:value-type="float" office:value="12.3620870283">
            <text:p>12.3620870283</text:p>
          </table:table-cell>
          <table:table-cell office:value-type="float" office:value="11.7229372445188">
            <text:p>11.72293724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5709">
            <text:p>5709</text:p>
          </table:table-cell>
          <table:table-cell office:value-type="float" office:value="10061">
            <text:p>10061</text:p>
          </table:table-cell>
          <table:table-cell office:value-type="float" office:value="17061">
            <text:p>17061</text:p>
          </table:table-cell>
          <table:table-cell office:value-type="float" office:value="450.25">
            <text:p>450.25</text:p>
          </table:table-cell>
          <table:table-cell office:value-type="float" office:value="791.25">
            <text:p>791.25</text:p>
          </table:table-cell>
          <table:table-cell office:value-type="float" office:value="193.25">
            <text:p>193.25</text:p>
          </table:table-cell>
          <table:table-cell office:value-type="float" office:value="0.0788667016990716">
            <text:p>0.0788667017</text:p>
          </table:table-cell>
          <table:table-cell office:value-type="float" office:value="0.0786452638902694">
            <text:p>0.0786452639</text:p>
          </table:table-cell>
          <table:table-cell office:value-type="float" office:value="0.0113270031065002">
            <text:p>0.0113270031</text:p>
          </table:table-cell>
          <table:table-cell office:value-type="float" office:value="1.28822457095506">
            <text:p>1.288224571</text:p>
          </table:table-cell>
          <table:table-cell office:value-type="float" office:value="1.28738117557939">
            <text:p>1.2873811756</text:p>
          </table:table-cell>
          <table:table-cell office:value-type="float" office:value="1.03989598083153">
            <text:p>1.0398959808</text:p>
          </table:table-cell>
          <table:table-cell office:value-type="float" office:value="9.13103375125572">
            <text:p>9.1310337513</text:p>
          </table:table-cell>
          <table:table-cell office:value-type="float" office:value="9.15579194526492">
            <text:p>9.15579194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6278">
            <text:p>6278</text:p>
          </table:table-cell>
          <table:table-cell office:value-type="float" office:value="11039">
            <text:p>11039</text:p>
          </table:table-cell>
          <table:table-cell office:value-type="float" office:value="17401">
            <text:p>17401</text:p>
          </table:table-cell>
          <table:table-cell office:value-type="float" office:value="473">
            <text:p>473</text:p>
          </table:table-cell>
          <table:table-cell office:value-type="float" office:value="820.75">
            <text:p>820.75</text:p>
          </table:table-cell>
          <table:table-cell office:value-type="float" office:value="275.375">
            <text:p>275.375</text:p>
          </table:table-cell>
          <table:table-cell office:value-type="float" office:value="0.0753424657534247">
            <text:p>0.0753424658</text:p>
          </table:table-cell>
          <table:table-cell office:value-type="float" office:value="0.0743500317057705">
            <text:p>0.0743500317</text:p>
          </table:table-cell>
          <table:table-cell office:value-type="float" office:value="0.0158252399287397">
            <text:p>0.0158252399</text:p>
          </table:table-cell>
          <table:table-cell office:value-type="float" office:value="1.27482454494277">
            <text:p>1.2748245449</text:p>
          </table:table-cell>
          <table:table-cell office:value-type="float" office:value="1.27105984831091">
            <text:p>1.2710598483</text:p>
          </table:table-cell>
          <table:table-cell office:value-type="float" office:value="1.05587919865944">
            <text:p>1.0558791987</text:p>
          </table:table-cell>
          <table:table-cell office:value-type="float" office:value="9.54233164286998">
            <text:p>9.5423316429</text:p>
          </table:table-cell>
          <table:table-cell office:value-type="float" office:value="9.66518715722679">
            <text:p>9.66518715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136">
            <text:p>136</text:p>
          </table:table-cell>
          <table:table-cell office:value-type="float" office:value="6981">
            <text:p>6981</text:p>
          </table:table-cell>
          <table:table-cell office:value-type="float" office:value="11875">
            <text:p>11875</text:p>
          </table:table-cell>
          <table:table-cell office:value-type="float" office:value="17400">
            <text:p>17400</text:p>
          </table:table-cell>
          <table:table-cell office:value-type="float" office:value="523.125">
            <text:p>523.125</text:p>
          </table:table-cell>
          <table:table-cell office:value-type="float" office:value="872.875">
            <text:p>872.875</text:p>
          </table:table-cell>
          <table:table-cell office:value-type="float" office:value="573.5">
            <text:p>573.5</text:p>
          </table:table-cell>
          <table:table-cell office:value-type="float" office:value="0.0749355393210142">
            <text:p>0.0749355393</text:p>
          </table:table-cell>
          <table:table-cell office:value-type="float" office:value="0.0735052631578947">
            <text:p>0.0735052632</text:p>
          </table:table-cell>
          <table:table-cell office:value-type="float" office:value="0.0329597701149425">
            <text:p>0.0329597701</text:p>
          </table:table-cell>
          <table:table-cell office:value-type="float" office:value="1.27328044432808">
            <text:p>1.2732804443</text:p>
          </table:table-cell>
          <table:table-cell office:value-type="float" office:value="1.26785834752798">
            <text:p>1.2678583475</text:p>
          </table:table-cell>
          <table:table-cell office:value-type="float" office:value="1.11748843443652">
            <text:p>1.1174884344</text:p>
          </table:table-cell>
          <table:table-cell office:value-type="float" office:value="9.59231249463918">
            <text:p>9.5923124946</text:p>
          </table:table-cell>
          <table:table-cell office:value-type="float" office:value="9.77237553299713">
            <text:p>9.772375533</text:p>
          </table:table-cell>
          <table:table-cell office:value-type="float" office:value="21.3747980386967">
            <text:p>21.374798038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332">
            <text:p>7332</text:p>
          </table:table-cell>
          <table:table-cell office:value-type="float" office:value="11900">
            <text:p>11900</text:p>
          </table:table-cell>
          <table:table-cell office:value-type="float" office:value="17236">
            <text:p>17236</text:p>
          </table:table-cell>
          <table:table-cell office:value-type="float" office:value="520.75">
            <text:p>520.75</text:p>
          </table:table-cell>
          <table:table-cell office:value-type="float" office:value="137.5">
            <text:p>137.5</text:p>
          </table:table-cell>
          <table:table-cell office:value-type="float" office:value="385.125">
            <text:p>385.125</text:p>
          </table:table-cell>
          <table:table-cell office:value-type="float" office:value="0.0710242771412984">
            <text:p>0.0710242771</text:p>
          </table:table-cell>
          <table:table-cell office:value-type="float" office:value="0.0115546218487395">
            <text:p>0.0115546218</text:p>
          </table:table-cell>
          <table:table-cell office:value-type="float" office:value="0.0223442213970759">
            <text:p>0.0223442214</text:p>
          </table:table-cell>
          <table:table-cell office:value-type="float" office:value="1.25847208796369">
            <text:p>1.258472088</text:p>
          </table:table-cell>
          <table:table-cell office:value-type="float" office:value="1.04070285467128">
            <text:p>1.0407028547</text:p>
          </table:table-cell>
          <table:table-cell office:value-type="float" office:value="1.07918333278026">
            <text:p>1.0791833328</text:p>
          </table:table-cell>
          <table:table-cell office:value-type="float" office:value="10.1019098503135">
            <text:p>10.1019098503</text:p>
          </table:table-cell>
          <table:table-cell office:value-type="float" office:value="0">
            <text:p>0</text:p>
          </table:table-cell>
          <table:table-cell office:value-type="float" office:value="31.3666144012815">
            <text:p>31.366614401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224">
            <text:p>224</text:p>
          </table:table-cell>
          <table:table-cell office:value-type="float" office:value="8194">
            <text:p>8194</text:p>
          </table:table-cell>
          <table:table-cell office:value-type="float" office:value="11832">
            <text:p>11832</text:p>
          </table:table-cell>
          <table:table-cell office:value-type="float" office:value="17411">
            <text:p>17411</text:p>
          </table:table-cell>
          <table:table-cell office:value-type="float" office:value="367">
            <text:p>367</text:p>
          </table:table-cell>
          <table:table-cell office:value-type="float" office:value="173">
            <text:p>173</text:p>
          </table:table-cell>
          <table:table-cell office:value-type="float" office:value="308.625">
            <text:p>308.625</text:p>
          </table:table-cell>
          <table:table-cell office:value-type="float" office:value="0.0447888699048084">
            <text:p>0.0447888699</text:p>
          </table:table-cell>
          <table:table-cell office:value-type="float" office:value="0.0146213657876944">
            <text:p>0.0146213658</text:p>
          </table:table-cell>
          <table:table-cell office:value-type="float" office:value="0.0177258629601976">
            <text:p>0.017725863</text:p>
          </table:table-cell>
          <table:table-cell office:value-type="float" office:value="1.16069288868684">
            <text:p>1.1606928887</text:p>
          </table:table-cell>
          <table:table-cell office:value-type="float" office:value="1.05159379755843">
            <text:p>1.0515937976</text:p>
          </table:table-cell>
          <table:table-cell office:value-type="float" office:value="1.06265636454735">
            <text:p>1.0626563645</text:p>
          </table:table-cell>
          <table:table-cell office:value-type="float" office:value="15.8199229298253">
            <text:p>15.81992292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8790">
            <text:p>8790</text:p>
          </table:table-cell>
          <table:table-cell office:value-type="float" office:value="12268">
            <text:p>12268</text:p>
          </table:table-cell>
          <table:table-cell office:value-type="float" office:value="19592">
            <text:p>19592</text:p>
          </table:table-cell>
          <table:table-cell office:value-type="float" office:value="382.75">
            <text:p>382.75</text:p>
          </table:table-cell>
          <table:table-cell office:value-type="float" office:value="244">
            <text:p>244</text:p>
          </table:table-cell>
          <table:table-cell office:value-type="float" office:value="338.375">
            <text:p>338.375</text:p>
          </table:table-cell>
          <table:table-cell office:value-type="float" office:value="0.0435437997724687">
            <text:p>0.0435437998</text:p>
          </table:table-cell>
          <table:table-cell office:value-type="float" office:value="0.0198891424845126">
            <text:p>0.0198891425</text:p>
          </table:table-cell>
          <table:table-cell office:value-type="float" office:value="0.0172710800326664">
            <text:p>0.01727108</text:p>
          </table:table-cell>
          <table:table-cell office:value-type="float" office:value="1.15611958170095">
            <text:p>1.1561195817</text:p>
          </table:table-cell>
          <table:table-cell office:value-type="float" office:value="1.07038733155378">
            <text:p>1.0703873316</text:p>
          </table:table-cell>
          <table:table-cell office:value-type="float" office:value="1.0610334289171">
            <text:p>1.0610334289</text:p>
          </table:table-cell>
          <table:table-cell office:value-type="float" office:value="16.2625015525816">
            <text:p>16.26250155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83">
            <text:p>283</text:p>
          </table:table-cell>
          <table:table-cell office:value-type="float" office:value="9554">
            <text:p>9554</text:p>
          </table:table-cell>
          <table:table-cell office:value-type="float" office:value="12666">
            <text:p>12666</text:p>
          </table:table-cell>
          <table:table-cell office:value-type="float" office:value="19546">
            <text:p>19546</text:p>
          </table:table-cell>
          <table:table-cell office:value-type="float" office:value="81.25">
            <text:p>81.25</text:p>
          </table:table-cell>
          <table:table-cell office:value-type="float" office:value="114.5">
            <text:p>114.5</text:p>
          </table:table-cell>
          <table:table-cell office:value-type="float" office:value="296.375">
            <text:p>296.375</text:p>
          </table:table-cell>
          <table:table-cell office:value-type="float" office:value="0.00850429139627381">
            <text:p>0.0085042914</text:p>
          </table:table-cell>
          <table:table-cell office:value-type="float" office:value="0.00903994947102479">
            <text:p>0.0090399495</text:p>
          </table:table-cell>
          <table:table-cell office:value-type="float" office:value="0.0151629489409598">
            <text:p>0.0151629489</text:p>
          </table:table-cell>
          <table:table-cell office:value-type="float" office:value="1.02990677291238">
            <text:p>1.0299067729</text:p>
          </table:table-cell>
          <table:table-cell office:value-type="float" office:value="1.03179999569401">
            <text:p>1.0317999957</text:p>
          </table:table-cell>
          <table:table-cell office:value-type="float" office:value="1.05352095473371">
            <text:p>1.0535209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9123">
            <text:p>9123</text:p>
          </table:table-cell>
          <table:table-cell office:value-type="float" office:value="12506">
            <text:p>12506</text:p>
          </table:table-cell>
          <table:table-cell office:value-type="float" office:value="19539">
            <text:p>19539</text:p>
          </table:table-cell>
          <table:table-cell office:value-type="float" office:value="131.25">
            <text:p>131.25</text:p>
          </table:table-cell>
          <table:table-cell office:value-type="float" office:value="238.5">
            <text:p>238.5</text:p>
          </table:table-cell>
          <table:table-cell office:value-type="float" office:value="326">
            <text:p>326</text:p>
          </table:table-cell>
          <table:table-cell office:value-type="float" office:value="0.0143867148964157">
            <text:p>0.0143867149</text:p>
          </table:table-cell>
          <table:table-cell office:value-type="float" office:value="0.0190708459939229">
            <text:p>0.019070846</text:p>
          </table:table-cell>
          <table:table-cell office:value-type="float" office:value="0.0166845795588311">
            <text:p>0.0166845796</text:p>
          </table:table-cell>
          <table:table-cell office:value-type="float" office:value="1.05075917816586">
            <text:p>1.0507591782</text:p>
          </table:table-cell>
          <table:table-cell office:value-type="float" office:value="1.0674608074259">
            <text:p>1.0674608074</text:p>
          </table:table-cell>
          <table:table-cell office:value-type="float" office:value="1.05894164383822">
            <text:p>1.05894164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909">
            <text:p>8909</text:p>
          </table:table-cell>
          <table:table-cell office:value-type="float" office:value="12436">
            <text:p>12436</text:p>
          </table:table-cell>
          <table:table-cell office:value-type="float" office:value="19875">
            <text:p>19875</text:p>
          </table:table-cell>
          <table:table-cell office:value-type="float" office:value="128.5">
            <text:p>128.5</text:p>
          </table:table-cell>
          <table:table-cell office:value-type="float" office:value="291.875">
            <text:p>291.875</text:p>
          </table:table-cell>
          <table:table-cell office:value-type="float" office:value="325.375">
            <text:p>325.375</text:p>
          </table:table-cell>
          <table:table-cell office:value-type="float" office:value="0.014423616567516">
            <text:p>0.0144236166</text:p>
          </table:table-cell>
          <table:table-cell office:value-type="float" office:value="0.0234701672563525">
            <text:p>0.0234701673</text:p>
          </table:table-cell>
          <table:table-cell office:value-type="float" office:value="0.0163710691823899">
            <text:p>0.0163710692</text:p>
          </table:table-cell>
          <table:table-cell office:value-type="float" office:value="1.05089041778748">
            <text:p>1.0508904178</text:p>
          </table:table-cell>
          <table:table-cell office:value-type="float" office:value="1.08322524894927">
            <text:p>1.0832252489</text:p>
          </table:table-cell>
          <table:table-cell office:value-type="float" office:value="1.05782404547447">
            <text:p>1.0578240455</text:p>
          </table:table-cell>
          <table:table-cell office:value-type="float" office:value="0">
            <text:p>0</text:p>
          </table:table-cell>
          <table:table-cell office:value-type="float" office:value="29.8783499363376">
            <text:p>29.87834993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9418">
            <text:p>9418</text:p>
          </table:table-cell>
          <table:table-cell office:value-type="float" office:value="13738">
            <text:p>13738</text:p>
          </table:table-cell>
          <table:table-cell office:value-type="float" office:value="19899">
            <text:p>19899</text:p>
          </table:table-cell>
          <table:table-cell office:value-type="float" office:value="204.5">
            <text:p>204.5</text:p>
          </table:table-cell>
          <table:table-cell office:value-type="float" office:value="218.5">
            <text:p>218.5</text:p>
          </table:table-cell>
          <table:table-cell office:value-type="float" office:value="151.625">
            <text:p>151.625</text:p>
          </table:table-cell>
          <table:table-cell office:value-type="float" office:value="0.0217137396474835">
            <text:p>0.0217137396</text:p>
          </table:table-cell>
          <table:table-cell office:value-type="float" office:value="0.0159047896345902">
            <text:p>0.0159047896</text:p>
          </table:table-cell>
          <table:table-cell office:value-type="float" office:value="0.00761972963465501">
            <text:p>0.0076197296</text:p>
          </table:table-cell>
          <table:table-cell office:value-type="float" office:value="1.07692220228557">
            <text:p>1.0769222023</text:p>
          </table:table-cell>
          <table:table-cell office:value-type="float" office:value="1.05616256989437">
            <text:p>1.0561625699</text:p>
          </table:table-cell>
          <table:table-cell office:value-type="float" office:value="1.02678285186951">
            <text:p>1.0267828519</text:p>
          </table:table-cell>
          <table:table-cell office:value-type="float" office:value="32.2673872943177">
            <text:p>32.26738729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9346">
            <text:p>9346</text:p>
          </table:table-cell>
          <table:table-cell office:value-type="float" office:value="13621">
            <text:p>13621</text:p>
          </table:table-cell>
          <table:table-cell office:value-type="float" office:value="19158">
            <text:p>19158</text:p>
          </table:table-cell>
          <table:table-cell office:value-type="float" office:value="89.5">
            <text:p>89.5</text:p>
          </table:table-cell>
          <table:table-cell office:value-type="float" office:value="147.75">
            <text:p>147.75</text:p>
          </table:table-cell>
          <table:table-cell office:value-type="float" office:value="214.75">
            <text:p>214.75</text:p>
          </table:table-cell>
          <table:table-cell office:value-type="float" office:value="0.00957628932163492">
            <text:p>0.0095762893</text:p>
          </table:table-cell>
          <table:table-cell office:value-type="float" office:value="0.0108472212025549">
            <text:p>0.0108472212</text:p>
          </table:table-cell>
          <table:table-cell office:value-type="float" office:value="0.0112094164317778">
            <text:p>0.0112094164</text:p>
          </table:table-cell>
          <table:table-cell office:value-type="float" office:value="1.03369675504738">
            <text:p>1.033696755</text:p>
          </table:table-cell>
          <table:table-cell office:value-type="float" office:value="1.03819589213626">
            <text:p>1.0381958921</text:p>
          </table:table-cell>
          <table:table-cell office:value-type="float" office:value="1.03947923350403">
            <text:p>1.03947923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8880">
            <text:p>8880</text:p>
          </table:table-cell>
          <table:table-cell office:value-type="float" office:value="13434">
            <text:p>13434</text:p>
          </table:table-cell>
          <table:table-cell office:value-type="float" office:value="18918">
            <text:p>18918</text:p>
          </table:table-cell>
          <table:table-cell office:value-type="float" office:value="47.75">
            <text:p>47.75</text:p>
          </table:table-cell>
          <table:table-cell office:value-type="float" office:value="146.125">
            <text:p>146.125</text:p>
          </table:table-cell>
          <table:table-cell office:value-type="float" office:value="234.75">
            <text:p>234.75</text:p>
          </table:table-cell>
          <table:table-cell office:value-type="float" office:value="0.00537725225225225">
            <text:p>0.0053772523</text:p>
          </table:table-cell>
          <table:table-cell office:value-type="float" office:value="0.0108772517492928">
            <text:p>0.0108772517</text:p>
          </table:table-cell>
          <table:table-cell office:value-type="float" office:value="0.0124088169996828">
            <text:p>0.012408817</text:p>
          </table:table-cell>
          <table:table-cell office:value-type="float" office:value="1.01887705597278">
            <text:p>1.018877056</text:p>
          </table:table-cell>
          <table:table-cell office:value-type="float" office:value="1.03830227774954">
            <text:p>1.0383022777</text:p>
          </table:table-cell>
          <table:table-cell office:value-type="float" office:value="1.04373265782798">
            <text:p>1.04373265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263">
            <text:p>263</text:p>
          </table:table-cell>
          <table:table-cell office:value-type="float" office:value="9356">
            <text:p>9356</text:p>
          </table:table-cell>
          <table:table-cell office:value-type="float" office:value="13754">
            <text:p>13754</text:p>
          </table:table-cell>
          <table:table-cell office:value-type="float" office:value="19797">
            <text:p>19797</text:p>
          </table:table-cell>
          <table:table-cell office:value-type="float" office:value="186.75">
            <text:p>186.75</text:p>
          </table:table-cell>
          <table:table-cell office:value-type="float" office:value="189.25">
            <text:p>189.25</text:p>
          </table:table-cell>
          <table:table-cell office:value-type="float" office:value="305.625">
            <text:p>305.625</text:p>
          </table:table-cell>
          <table:table-cell office:value-type="float" office:value="0.0199604531851218">
            <text:p>0.0199604532</text:p>
          </table:table-cell>
          <table:table-cell office:value-type="float" office:value="0.0137596335611458">
            <text:p>0.0137596336</text:p>
          </table:table-cell>
          <table:table-cell office:value-type="float" office:value="0.0154379451432035">
            <text:p>0.0154379451</text:p>
          </table:table-cell>
          <table:table-cell office:value-type="float" office:value="1.07064248874298">
            <text:p>1.0706424887</text:p>
          </table:table-cell>
          <table:table-cell office:value-type="float" office:value="1.04852979939486">
            <text:p>1.0485297994</text:p>
          </table:table-cell>
          <table:table-cell office:value-type="float" office:value="1.05449993509569">
            <text:p>1.05449993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0520">
            <text:p>10520</text:p>
          </table:table-cell>
          <table:table-cell office:value-type="float" office:value="14124">
            <text:p>14124</text:p>
          </table:table-cell>
          <table:table-cell office:value-type="float" office:value="20805">
            <text:p>20805</text:p>
          </table:table-cell>
          <table:table-cell office:value-type="float" office:value="103.25">
            <text:p>103.25</text:p>
          </table:table-cell>
          <table:table-cell office:value-type="float" office:value="165.25">
            <text:p>165.25</text:p>
          </table:table-cell>
          <table:table-cell office:value-type="float" office:value="261">
            <text:p>261</text:p>
          </table:table-cell>
          <table:table-cell office:value-type="float" office:value="0.00981463878326996">
            <text:p>0.0098146388</text:p>
          </table:table-cell>
          <table:table-cell office:value-type="float" office:value="0.0116999433588219">
            <text:p>0.0116999434</text:p>
          </table:table-cell>
          <table:table-cell office:value-type="float" office:value="0.0125450612833454">
            <text:p>0.0125450613</text:p>
          </table:table-cell>
          <table:table-cell office:value-type="float" office:value="1.03454003692496">
            <text:p>1.0345400369</text:p>
          </table:table-cell>
          <table:table-cell office:value-type="float" office:value="1.04121810355809">
            <text:p>1.0412181036</text:p>
          </table:table-cell>
          <table:table-cell office:value-type="float" office:value="1.04421617647441">
            <text:p>1.0442161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2" office:value-type="float" office:value="333">
            <text:p>333</text:p>
          </table:table-cell>
          <table:table-cell office:value-type="float" office:value="10480">
            <text:p>10480</text:p>
          </table:table-cell>
          <table:table-cell office:value-type="float" office:value="13929">
            <text:p>13929</text:p>
          </table:table-cell>
          <table:table-cell office:value-type="float" office:value="20620">
            <text:p>20620</text:p>
          </table:table-cell>
          <table:table-cell office:value-type="float" office:value="98.375">
            <text:p>98.375</text:p>
          </table:table-cell>
          <table:table-cell office:value-type="float" office:value="85.5">
            <text:p>85.5</text:p>
          </table:table-cell>
          <table:table-cell office:value-type="float" office:value="465.375">
            <text:p>465.375</text:p>
          </table:table-cell>
          <table:table-cell office:value-type="float" office:value="0.00938692748091603">
            <text:p>0.0093869275</text:p>
          </table:table-cell>
          <table:table-cell office:value-type="float" office:value="0.00613827266853328">
            <text:p>0.0061382727</text:p>
          </table:table-cell>
          <table:table-cell office:value-type="float" office:value="0.0225691076624636">
            <text:p>0.0225691077</text:p>
          </table:table-cell>
          <table:table-cell office:value-type="float" office:value="1.03302695042197">
            <text:p>1.0330269504</text:p>
          </table:table-cell>
          <table:table-cell office:value-type="float" office:value="1.02155780398692">
            <text:p>1.021557804</text:p>
          </table:table-cell>
          <table:table-cell office:value-type="float" office:value="1.07999023147516">
            <text:p>1.0799902315</text:p>
          </table:table-cell>
          <table:table-cell table:number-columns-repeated="2" office:value-type="float" office:value="0">
            <text:p>0</text:p>
          </table:table-cell>
          <table:table-cell office:value-type="float" office:value="31.0574947403583">
            <text:p>31.057494740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340">
            <text:p>340</text:p>
          </table:table-cell>
          <table:table-cell office:value-type="float" office:value="10050">
            <text:p>10050</text:p>
          </table:table-cell>
          <table:table-cell office:value-type="float" office:value="13468">
            <text:p>13468</text:p>
          </table:table-cell>
          <table:table-cell office:value-type="float" office:value="21606">
            <text:p>21606</text:p>
          </table:table-cell>
          <table:table-cell office:value-type="float" office:value="100.75">
            <text:p>100.75</text:p>
          </table:table-cell>
          <table:table-cell office:value-type="float" office:value="133.25">
            <text:p>133.25</text:p>
          </table:table-cell>
          <table:table-cell office:value-type="float" office:value="823">
            <text:p>823</text:p>
          </table:table-cell>
          <table:table-cell office:value-type="float" office:value="0.0100248756218905">
            <text:p>0.0100248756</text:p>
          </table:table-cell>
          <table:table-cell office:value-type="float" office:value="0.00989382239382239">
            <text:p>0.0098938224</text:p>
          </table:table-cell>
          <table:table-cell office:value-type="float" office:value="0.0380912709432565">
            <text:p>0.0380912709</text:p>
          </table:table-cell>
          <table:table-cell office:value-type="float" office:value="1.03528404101384">
            <text:p>1.035284041</text:p>
          </table:table-cell>
          <table:table-cell office:value-type="float" office:value="1.03482023831264">
            <text:p>1.0348202383</text:p>
          </table:table-cell>
          <table:table-cell office:value-type="float" office:value="1.13616330034866">
            <text:p>1.1361633003</text:p>
          </table:table-cell>
          <table:table-cell table:number-columns-repeated="2" office:value-type="float" office:value="0">
            <text:p>0</text:p>
          </table:table-cell>
          <table:table-cell office:value-type="float" office:value="18.5414227578091">
            <text:p>18.541422757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10424">
            <text:p>10424</text:p>
          </table:table-cell>
          <table:table-cell office:value-type="float" office:value="14042">
            <text:p>14042</text:p>
          </table:table-cell>
          <table:table-cell office:value-type="float" office:value="22000">
            <text:p>22000</text:p>
          </table:table-cell>
          <table:table-cell office:value-type="float" office:value="126.25">
            <text:p>126.25</text:p>
          </table:table-cell>
          <table:table-cell office:value-type="float" office:value="196.5">
            <text:p>196.5</text:p>
          </table:table-cell>
          <table:table-cell office:value-type="float" office:value="939.5">
            <text:p>939.5</text:p>
          </table:table-cell>
          <table:table-cell office:value-type="float" office:value="0.0121114735226401">
            <text:p>0.0121114735</text:p>
          </table:table-cell>
          <table:table-cell office:value-type="float" office:value="0.0139937330864549">
            <text:p>0.0139937331</text:p>
          </table:table-cell>
          <table:table-cell office:value-type="float" office:value="0.0427045454545455">
            <text:p>0.0427045455</text:p>
          </table:table-cell>
          <table:table-cell office:value-type="float" office:value="1.04267766539938">
            <text:p>1.0426776654</text:p>
          </table:table-cell>
          <table:table-cell office:value-type="float" office:value="1.04936188195135">
            <text:p>1.049361882</text:p>
          </table:table-cell>
          <table:table-cell office:value-type="float" office:value="1.15304031836777">
            <text:p>1.1530403184</text:p>
          </table:table-cell>
          <table:table-cell table:number-columns-repeated="2" office:value-type="float" office:value="0">
            <text:p>0</text:p>
          </table:table-cell>
          <table:table-cell office:value-type="float" office:value="16.5753853853155">
            <text:p>16.575385385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11">
            <text:p>211</text:p>
          </table:table-cell>
          <table:table-cell table:number-columns-repeated="2" office:value-type="float" office:value="386">
            <text:p>386</text:p>
          </table:table-cell>
          <table:table-cell office:value-type="float" office:value="10304">
            <text:p>10304</text:p>
          </table:table-cell>
          <table:table-cell office:value-type="float" office:value="14726">
            <text:p>14726</text:p>
          </table:table-cell>
          <table:table-cell office:value-type="float" office:value="21987">
            <text:p>21987</text:p>
          </table:table-cell>
          <table:table-cell office:value-type="float" office:value="39.125">
            <text:p>39.125</text:p>
          </table:table-cell>
          <table:table-cell office:value-type="float" office:value="196.125">
            <text:p>196.125</text:p>
          </table:table-cell>
          <table:table-cell office:value-type="float" office:value="1059.75">
            <text:p>1059.75</text:p>
          </table:table-cell>
          <table:table-cell office:value-type="float" office:value="0.00379706909937888">
            <text:p>0.0037970691</text:p>
          </table:table-cell>
          <table:table-cell office:value-type="float" office:value="0.0133182805921499">
            <text:p>0.0133182806</text:p>
          </table:table-cell>
          <table:table-cell office:value-type="float" office:value="0.0481989357347524">
            <text:p>0.0481989357</text:p>
          </table:table-cell>
          <table:table-cell office:value-type="float" office:value="1.01331800060597">
            <text:p>1.0133180006</text:p>
          </table:table-cell>
          <table:table-cell office:value-type="float" office:value="1.04696164020447">
            <text:p>1.0469616402</text:p>
          </table:table-cell>
          <table:table-cell office:value-type="float" office:value="1.17324962438732">
            <text:p>1.1732496244</text:p>
          </table:table-cell>
          <table:table-cell table:number-columns-repeated="2" office:value-type="float" office:value="0">
            <text:p>0</text:p>
          </table:table-cell>
          <table:table-cell office:value-type="float" office:value="14.7248190589835">
            <text:p>14.72481905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189">
            <text:p>189</text:p>
          </table:table-cell>
          <table:table-cell table:number-columns-repeated="2" office:value-type="float" office:value="260">
            <text:p>260</text:p>
          </table:table-cell>
          <table:table-cell office:value-type="float" office:value="10133">
            <text:p>10133</text:p>
          </table:table-cell>
          <table:table-cell office:value-type="float" office:value="14438">
            <text:p>14438</text:p>
          </table:table-cell>
          <table:table-cell office:value-type="float" office:value="22816">
            <text:p>22816</text:p>
          </table:table-cell>
          <table:table-cell office:value-type="float" office:value="-1.875">
            <text:p>-1.875</text:p>
          </table:table-cell>
          <table:table-cell office:value-type="float" office:value="327">
            <text:p>327</text:p>
          </table:table-cell>
          <table:table-cell office:value-type="float" office:value="753.375">
            <text:p>753.375</text:p>
          </table:table-cell>
          <table:table-cell office:value-type="float" office:value="-0.000185038981545446">
            <text:p>-0.000185039</text:p>
          </table:table-cell>
          <table:table-cell office:value-type="float" office:value="0.0226485662834188">
            <text:p>0.0226485663</text:p>
          </table:table-cell>
          <table:table-cell office:value-type="float" office:value="0.0330195915147265">
            <text:p>0.0330195915</text:p>
          </table:table-cell>
          <table:table-cell office:value-type="float" office:value="0.999352430673863">
            <text:p>0.9993524307</text:p>
          </table:table-cell>
          <table:table-cell office:value-type="float" office:value="1.08027537879917">
            <text:p>1.0802753788</text:p>
          </table:table-cell>
          <table:table-cell office:value-type="float" office:value="1.11770554541219">
            <text:p>1.1177055454</text:p>
          </table:table-cell>
          <table:table-cell office:value-type="float" office:value="0">
            <text:p>0</text:p>
          </table:table-cell>
          <table:table-cell office:value-type="float" office:value="30.9497417155061">
            <text:p>30.9497417155</text:p>
          </table:table-cell>
          <table:table-cell office:value-type="float" office:value="21.3366945897469">
            <text:p>21.336694589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410">
            <text:p>410</text:p>
          </table:table-cell>
          <table:table-cell office:value-type="float" office:value="9866">
            <text:p>9866</text:p>
          </table:table-cell>
          <table:table-cell office:value-type="float" office:value="15082">
            <text:p>15082</text:p>
          </table:table-cell>
          <table:table-cell office:value-type="float" office:value="25320">
            <text:p>25320</text:p>
          </table:table-cell>
          <table:table-cell office:value-type="float" office:value="130.875">
            <text:p>130.875</text:p>
          </table:table-cell>
          <table:table-cell office:value-type="float" office:value="203">
            <text:p>203</text:p>
          </table:table-cell>
          <table:table-cell office:value-type="float" office:value="322.25">
            <text:p>322.25</text:p>
          </table:table-cell>
          <table:table-cell office:value-type="float" office:value="0.0132652544090817">
            <text:p>0.0132652544</text:p>
          </table:table-cell>
          <table:table-cell office:value-type="float" office:value="0.0134597533483623">
            <text:p>0.0134597533</text:p>
          </table:table-cell>
          <table:table-cell office:value-type="float" office:value="0.012727093206951">
            <text:p>0.0127270932</text:p>
          </table:table-cell>
          <table:table-cell office:value-type="float" office:value="1.04677328570188">
            <text:p>1.0467732857</text:p>
          </table:table-cell>
          <table:table-cell office:value-type="float" office:value="1.04746422004126">
            <text:p>1.04746422</text:p>
          </table:table-cell>
          <table:table-cell office:value-type="float" office:value="1.04486230487127">
            <text:p>1.04486230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5957">
            <text:p>15957</text:p>
          </table:table-cell>
          <table:table-cell office:value-type="float" office:value="27170">
            <text:p>27170</text:p>
          </table:table-cell>
          <table:table-cell office:value-type="float" office:value="87.25">
            <text:p>87.25</text:p>
          </table:table-cell>
          <table:table-cell office:value-type="float" office:value="199">
            <text:p>199</text:p>
          </table:table-cell>
          <table:table-cell office:value-type="float" office:value="361.5">
            <text:p>361.5</text:p>
          </table:table-cell>
          <table:table-cell office:value-type="float" office:value="0.00840558766859345">
            <text:p>0.0084055877</text:p>
          </table:table-cell>
          <table:table-cell office:value-type="float" office:value="0.0124710158551106">
            <text:p>0.0124710159</text:p>
          </table:table-cell>
          <table:table-cell office:value-type="float" office:value="0.0133051159366949">
            <text:p>0.0133051159</text:p>
          </table:table-cell>
          <table:table-cell office:value-type="float" office:value="1.02955803849202">
            <text:p>1.0295580385</text:p>
          </table:table-cell>
          <table:table-cell office:value-type="float" office:value="1.04395338691635">
            <text:p>1.0439533869</text:p>
          </table:table-cell>
          <table:table-cell office:value-type="float" office:value="1.04691487695421">
            <text:p>1.0469148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494">
            <text:p>494</text:p>
          </table:table-cell>
          <table:table-cell office:value-type="float" office:value="10833">
            <text:p>10833</text:p>
          </table:table-cell>
          <table:table-cell office:value-type="float" office:value="16761">
            <text:p>16761</text:p>
          </table:table-cell>
          <table:table-cell office:value-type="float" office:value="29283">
            <text:p>29283</text:p>
          </table:table-cell>
          <table:table-cell office:value-type="float" office:value="117">
            <text:p>117</text:p>
          </table:table-cell>
          <table:table-cell office:value-type="float" office:value="193.5">
            <text:p>193.5</text:p>
          </table:table-cell>
          <table:table-cell office:value-type="float" office:value="437.625">
            <text:p>437.625</text:p>
          </table:table-cell>
          <table:table-cell office:value-type="float" office:value="0.0108003323179175">
            <text:p>0.0108003323</text:p>
          </table:table-cell>
          <table:table-cell office:value-type="float" office:value="0.0115446572400215">
            <text:p>0.0115446572</text:p>
          </table:table-cell>
          <table:table-cell office:value-type="float" office:value="0.0149446777994058">
            <text:p>0.0149446778</text:p>
          </table:table-cell>
          <table:table-cell office:value-type="float" office:value="1.03802979158194">
            <text:p>1.0380297916</text:p>
          </table:table-cell>
          <table:table-cell office:value-type="float" office:value="1.04066752739722">
            <text:p>1.0406675274</text:p>
          </table:table-cell>
          <table:table-cell office:value-type="float" office:value="1.0527441253512">
            <text:p>1.05274412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0465">
            <text:p>10465</text:p>
          </table:table-cell>
          <table:table-cell office:value-type="float" office:value="16018">
            <text:p>16018</text:p>
          </table:table-cell>
          <table:table-cell office:value-type="float" office:value="26829">
            <text:p>26829</text:p>
          </table:table-cell>
          <table:table-cell office:value-type="float" office:value="198.375">
            <text:p>198.375</text:p>
          </table:table-cell>
          <table:table-cell office:value-type="float" office:value="576.625">
            <text:p>576.625</text:p>
          </table:table-cell>
          <table:table-cell office:value-type="float" office:value="368.375">
            <text:p>368.375</text:p>
          </table:table-cell>
          <table:table-cell office:value-type="float" office:value="0.018956043956044">
            <text:p>0.018956044</text:p>
          </table:table-cell>
          <table:table-cell office:value-type="float" office:value="0.0359985641153702">
            <text:p>0.0359985641</text:p>
          </table:table-cell>
          <table:table-cell office:value-type="float" office:value="0.013730478213873">
            <text:p>0.0137304782</text:p>
          </table:table-cell>
          <table:table-cell office:value-type="float" office:value="1.06705044378698">
            <text:p>1.0670504438</text:p>
          </table:table-cell>
          <table:table-cell office:value-type="float" office:value="1.1285349317758">
            <text:p>1.1285349318</text:p>
          </table:table-cell>
          <table:table-cell office:value-type="float" office:value="1.04842618477124">
            <text:p>1.0484261848</text:p>
          </table:table-cell>
          <table:table-cell office:value-type="float" office:value="0">
            <text:p>0</text:p>
          </table:table-cell>
          <table:table-cell office:value-type="float" office:value="19.5993871685899">
            <text:p>19.59938716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1317">
            <text:p>11317</text:p>
          </table:table-cell>
          <table:table-cell office:value-type="float" office:value="17264">
            <text:p>17264</text:p>
          </table:table-cell>
          <table:table-cell office:value-type="float" office:value="24816">
            <text:p>24816</text:p>
          </table:table-cell>
          <table:table-cell office:value-type="float" office:value="410.5">
            <text:p>410.5</text:p>
          </table:table-cell>
          <table:table-cell office:value-type="float" office:value="243.875">
            <text:p>243.875</text:p>
          </table:table-cell>
          <table:table-cell office:value-type="float" office:value="320.375">
            <text:p>320.375</text:p>
          </table:table-cell>
          <table:table-cell office:value-type="float" office:value="0.0362728638331713">
            <text:p>0.0362728638</text:p>
          </table:table-cell>
          <table:table-cell office:value-type="float" office:value="0.0141262164040778">
            <text:p>0.0141262164</text:p>
          </table:table-cell>
          <table:table-cell office:value-type="float" office:value="0.0129100177304965">
            <text:p>0.0129100177</text:p>
          </table:table-cell>
          <table:table-cell office:value-type="float" office:value="1.12953383589139">
            <text:p>1.1295338359</text:p>
          </table:table-cell>
          <table:table-cell office:value-type="float" office:value="1.04983287539447">
            <text:p>1.0498328754</text:p>
          </table:table-cell>
          <table:table-cell office:value-type="float" office:value="1.04551173243003">
            <text:p>1.0455117324</text:p>
          </table:table-cell>
          <table:table-cell office:value-type="float" office:value="19.4537643603001">
            <text:p>19.45376436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table:number-columns-repeated="2" office:value-type="float" office:value="666">
            <text:p>666</text:p>
          </table:table-cell>
          <table:table-cell office:value-type="float" office:value="11224">
            <text:p>11224</text:p>
          </table:table-cell>
          <table:table-cell office:value-type="float" office:value="17391">
            <text:p>17391</text:p>
          </table:table-cell>
          <table:table-cell office:value-type="float" office:value="26247">
            <text:p>26247</text:p>
          </table:table-cell>
          <table:table-cell office:value-type="float" office:value="465.5">
            <text:p>465.5</text:p>
          </table:table-cell>
          <table:table-cell office:value-type="float" office:value="-118.625">
            <text:p>-118.625</text:p>
          </table:table-cell>
          <table:table-cell office:value-type="float" office:value="-10">
            <text:p>-10</text:p>
          </table:table-cell>
          <table:table-cell office:value-type="float" office:value="0.0414736279401283">
            <text:p>0.0414736279</text:p>
          </table:table-cell>
          <table:table-cell office:value-type="float" office:value="-0.0068210568684952">
            <text:p>-0.0068210569</text:p>
          </table:table-cell>
          <table:table-cell office:value-type="float" office:value="-0.00038099592334362">
            <text:p>-0.0003809959</text:p>
          </table:table-cell>
          <table:table-cell office:value-type="float" office:value="1.1485290189469">
            <text:p>1.1485290189</text:p>
          </table:table-cell>
          <table:table-cell office:value-type="float" office:value="0.976217493521201">
            <text:p>0.9762174935</text:p>
          </table:table-cell>
          <table:table-cell office:value-type="float" office:value="0.998666798777769">
            <text:p>0.9986667988</text:p>
          </table:table-cell>
          <table:table-cell office:value-type="float" office:value="17.0571886978402">
            <text:p>17.05718869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7306">
            <text:p>17306</text:p>
          </table:table-cell>
          <table:table-cell office:value-type="float" office:value="27865">
            <text:p>27865</text:p>
          </table:table-cell>
          <table:table-cell office:value-type="float" office:value="494.625">
            <text:p>494.625</text:p>
          </table:table-cell>
          <table:table-cell office:value-type="float" office:value="-208">
            <text:p>-208</text:p>
          </table:table-cell>
          <table:table-cell office:value-type="float" office:value="42.375">
            <text:p>42.375</text:p>
          </table:table-cell>
          <table:table-cell office:value-type="float" office:value="0.0440057829181495">
            <text:p>0.0440057829</text:p>
          </table:table-cell>
          <table:table-cell office:value-type="float" office:value="-0.0120189529642898">
            <text:p>-0.012018953</text:p>
          </table:table-cell>
          <table:table-cell office:value-type="float" office:value="0.00152072492373946">
            <text:p>0.0015207249</text:p>
          </table:table-cell>
          <table:table-cell office:value-type="float" office:value="1.15781579771679">
            <text:p>1.1578157977</text:p>
          </table:table-cell>
          <table:table-cell office:value-type="float" office:value="0.958216796876487">
            <text:p>0.9582167969</text:p>
          </table:table-cell>
          <table:table-cell office:value-type="float" office:value="1.0053270699375">
            <text:p>1.0053270699</text:p>
          </table:table-cell>
          <table:table-cell office:value-type="float" office:value="16.0953609569061">
            <text:p>16.09536095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11720">
            <text:p>11720</text:p>
          </table:table-cell>
          <table:table-cell office:value-type="float" office:value="17185">
            <text:p>17185</text:p>
          </table:table-cell>
          <table:table-cell office:value-type="float" office:value="26179">
            <text:p>26179</text:p>
          </table:table-cell>
          <table:table-cell office:value-type="float" office:value="439.375">
            <text:p>439.375</text:p>
          </table:table-cell>
          <table:table-cell office:value-type="float" office:value="-173.25">
            <text:p>-173.25</text:p>
          </table:table-cell>
          <table:table-cell office:value-type="float" office:value="-6.375">
            <text:p>-6.375</text:p>
          </table:table-cell>
          <table:table-cell office:value-type="float" office:value="0.0374893344709898">
            <text:p>0.0374893345</text:p>
          </table:table-cell>
          <table:table-cell office:value-type="float" office:value="-0.010081466395112">
            <text:p>-0.0100814664</text:p>
          </table:table-cell>
          <table:table-cell office:value-type="float" office:value="-0.000243515795102945">
            <text:p>-0.0002435158</text:p>
          </table:table-cell>
          <table:table-cell office:value-type="float" office:value="1.13396735303866">
            <text:p>1.133967353</text:p>
          </table:table-cell>
          <table:table-cell office:value-type="float" office:value="0.964914074107872">
            <text:p>0.9649140741</text:p>
          </table:table-cell>
          <table:table-cell office:value-type="float" office:value="0.999147810945027">
            <text:p>0.9991478109</text:p>
          </table:table-cell>
          <table:table-cell office:value-type="float" office:value="18.8336311731146">
            <text:p>18.83363117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12950">
            <text:p>12950</text:p>
          </table:table-cell>
          <table:table-cell office:value-type="float" office:value="17264">
            <text:p>17264</text:p>
          </table:table-cell>
          <table:table-cell office:value-type="float" office:value="27621">
            <text:p>27621</text:p>
          </table:table-cell>
          <table:table-cell office:value-type="float" office:value="151.5">
            <text:p>151.5</text:p>
          </table:table-cell>
          <table:table-cell office:value-type="float" office:value="243.875">
            <text:p>243.875</text:p>
          </table:table-cell>
          <table:table-cell office:value-type="float" office:value="706.375">
            <text:p>706.375</text:p>
          </table:table-cell>
          <table:table-cell office:value-type="float" office:value="0.0116988416988417">
            <text:p>0.0116988417</text:p>
          </table:table-cell>
          <table:table-cell office:value-type="float" office:value="0.0141262164040778">
            <text:p>0.0141262164</text:p>
          </table:table-cell>
          <table:table-cell office:value-type="float" office:value="0.0255738387458818">
            <text:p>0.0255738387</text:p>
          </table:table-cell>
          <table:table-cell office:value-type="float" office:value="1.04121419722425">
            <text:p>1.0412141972</text:p>
          </table:table-cell>
          <table:table-cell office:value-type="float" office:value="1.04983287539447">
            <text:p>1.0498328754</text:p>
          </table:table-cell>
          <table:table-cell office:value-type="float" office:value="1.09079031721786">
            <text:p>1.0907903172</text:p>
          </table:table-cell>
          <table:table-cell table:number-columns-repeated="2" office:value-type="float" office:value="0">
            <text:p>0</text:p>
          </table:table-cell>
          <table:table-cell office:value-type="float" office:value="27.448874698692">
            <text:p>27.448874698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11286">
            <text:p>11286</text:p>
          </table:table-cell>
          <table:table-cell office:value-type="float" office:value="17908">
            <text:p>17908</text:p>
          </table:table-cell>
          <table:table-cell office:value-type="float" office:value="27486">
            <text:p>27486</text:p>
          </table:table-cell>
          <table:table-cell office:value-type="float" office:value="-303.5">
            <text:p>-303.5</text:p>
          </table:table-cell>
          <table:table-cell office:value-type="float" office:value="-45.25">
            <text:p>-45.25</text:p>
          </table:table-cell>
          <table:table-cell office:value-type="float" office:value="789.75">
            <text:p>789.75</text:p>
          </table:table-cell>
          <table:table-cell office:value-type="float" office:value="-0.0268917242601453">
            <text:p>-0.0268917243</text:p>
          </table:table-cell>
          <table:table-cell office:value-type="float" office:value="-0.0025268036631673">
            <text:p>-0.0025268037</text:p>
          </table:table-cell>
          <table:table-cell office:value-type="float" office:value="0.0287328094302554">
            <text:p>0.0287328094</text:p>
          </table:table-cell>
          <table:table-cell office:value-type="float" office:value="0.907296368163511">
            <text:p>0.9072963682</text:p>
          </table:table-cell>
          <table:table-cell office:value-type="float" office:value="0.991168701262949">
            <text:p>0.9911687013</text:p>
          </table:table-cell>
          <table:table-cell office:value-type="float" office:value="1.10218295870789">
            <text:p>1.1021829587</text:p>
          </table:table-cell>
          <table:table-cell office:value-type="float" office:value="-25.4273347990853">
            <text:p>-25.4273347991</text:p>
          </table:table-cell>
          <table:table-cell office:value-type="float" office:value="0">
            <text:p>0</text:p>
          </table:table-cell>
          <table:table-cell office:value-type="float" office:value="24.4688289538622">
            <text:p>24.468828953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1088">
            <text:p>11088</text:p>
          </table:table-cell>
          <table:table-cell office:value-type="float" office:value="18480">
            <text:p>18480</text:p>
          </table:table-cell>
          <table:table-cell office:value-type="float" office:value="27891">
            <text:p>27891</text:p>
          </table:table-cell>
          <table:table-cell office:value-type="float" office:value="-855.25">
            <text:p>-855.25</text:p>
          </table:table-cell>
          <table:table-cell office:value-type="float" office:value="-1437.625">
            <text:p>-1437.625</text:p>
          </table:table-cell>
          <table:table-cell office:value-type="float" office:value="739.125">
            <text:p>739.125</text:p>
          </table:table-cell>
          <table:table-cell office:value-type="float" office:value="-0.0771329365079365">
            <text:p>-0.0771329365</text:p>
          </table:table-cell>
          <table:table-cell office:value-type="float" office:value="-0.0777935606060606">
            <text:p>-0.0777935606</text:p>
          </table:table-cell>
          <table:table-cell office:value-type="float" office:value="0.0265004840271055">
            <text:p>0.026500484</text:p>
          </table:table-cell>
          <table:table-cell office:value-type="float" office:value="0.741695722415123">
            <text:p>0.7416957224</text:p>
          </table:table-cell>
          <table:table-cell office:value-type="float" office:value="0.739584140499455">
            <text:p>0.7395841405</text:p>
          </table:table-cell>
          <table:table-cell office:value-type="float" office:value="1.09412815437606">
            <text:p>1.0941281544</text:p>
          </table:table-cell>
          <table:table-cell office:value-type="float" office:value="-8.63518721335666">
            <text:p>-8.6351872134</text:p>
          </table:table-cell>
          <table:table-cell office:value-type="float" office:value="-8.55883324467232">
            <text:p>-8.5588332447</text:p>
          </table:table-cell>
          <table:table-cell office:value-type="float" office:value="26.5010824460589">
            <text:p>26.501082446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table:number-columns-repeated="2" office:value-type="float" office:value="847">
            <text:p>847</text:p>
          </table:table-cell>
          <table:table-cell office:value-type="float" office:value="10260">
            <text:p>10260</text:p>
          </table:table-cell>
          <table:table-cell office:value-type="float" office:value="17744">
            <text:p>17744</text:p>
          </table:table-cell>
          <table:table-cell office:value-type="float" office:value="28539">
            <text:p>28539</text:p>
          </table:table-cell>
          <table:table-cell office:value-type="float" office:value="-649.125">
            <text:p>-649.125</text:p>
          </table:table-cell>
          <table:table-cell office:value-type="float" office:value="-272.25">
            <text:p>-272.25</text:p>
          </table:table-cell>
          <table:table-cell office:value-type="float" office:value="833.625">
            <text:p>833.625</text:p>
          </table:table-cell>
          <table:table-cell office:value-type="float" office:value="-0.0632675438596491">
            <text:p>-0.0632675439</text:p>
          </table:table-cell>
          <table:table-cell office:value-type="float" office:value="-0.0153432146077547">
            <text:p>-0.0153432146</text:p>
          </table:table-cell>
          <table:table-cell office:value-type="float" office:value="0.0292100283822138">
            <text:p>0.0292100284</text:p>
          </table:table-cell>
          <table:table-cell office:value-type="float" office:value="0.786409049419052">
            <text:p>0.7864090494</text:p>
          </table:table-cell>
          <table:table-cell office:value-type="float" office:value="0.946760160772478">
            <text:p>0.9467601608</text:p>
          </table:table-cell>
          <table:table-cell office:value-type="float" office:value="1.1039074218236">
            <text:p>1.1039074218</text:p>
          </table:table-cell>
          <table:table-cell office:value-type="float" office:value="-10.6054613328305">
            <text:p>-10.6054613328</text:p>
          </table:table-cell>
          <table:table-cell office:value-type="float" office:value="0">
            <text:p>0</text:p>
          </table:table-cell>
          <table:table-cell office:value-type="float" office:value="24.0746779929837">
            <text:p>24.07467799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3">
            <text:p>3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10494">
            <text:p>10494</text:p>
          </table:table-cell>
          <table:table-cell office:value-type="float" office:value="16852">
            <text:p>16852</text:p>
          </table:table-cell>
          <table:table-cell office:value-type="float" office:value="29835">
            <text:p>29835</text:p>
          </table:table-cell>
          <table:table-cell office:value-type="float" office:value="-416.25">
            <text:p>-416.25</text:p>
          </table:table-cell>
          <table:table-cell office:value-type="float" office:value="247">
            <text:p>247</text:p>
          </table:table-cell>
          <table:table-cell office:value-type="float" office:value="803.25">
            <text:p>803.25</text:p>
          </table:table-cell>
          <table:table-cell office:value-type="float" office:value="-0.0396655231560892">
            <text:p>-0.0396655232</text:p>
          </table:table-cell>
          <table:table-cell office:value-type="float" office:value="0.0146570140042725">
            <text:p>0.014657014</text:p>
          </table:table-cell>
          <table:table-cell office:value-type="float" office:value="0.0269230769230769">
            <text:p>0.0269230769</text:p>
          </table:table-cell>
          <table:table-cell office:value-type="float" office:value="0.86425444225909">
            <text:p>0.8642544423</text:p>
          </table:table-cell>
          <table:table-cell office:value-type="float" office:value="1.05172061201162">
            <text:p>1.051720612</text:p>
          </table:table-cell>
          <table:table-cell office:value-type="float" office:value="1.09565147928994">
            <text:p>1.0956514793</text:p>
          </table:table-cell>
          <table:table-cell office:value-type="float" office:value="-17.1258910574627">
            <text:p>-17.1258910575</text:p>
          </table:table-cell>
          <table:table-cell office:value-type="float" office:value="0">
            <text:p>0</text:p>
          </table:table-cell>
          <table:table-cell office:value-type="float" office:value="26.0905057431666">
            <text:p>26.09050574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8840">
            <text:p>8840</text:p>
          </table:table-cell>
          <table:table-cell office:value-type="float" office:value="16352">
            <text:p>16352</text:p>
          </table:table-cell>
          <table:table-cell office:value-type="float" office:value="31158">
            <text:p>31158</text:p>
          </table:table-cell>
          <table:table-cell office:value-type="float" office:value="-536.875">
            <text:p>-536.875</text:p>
          </table:table-cell>
          <table:table-cell office:value-type="float" office:value="360.5">
            <text:p>360.5</text:p>
          </table:table-cell>
          <table:table-cell office:value-type="float" office:value="756">
            <text:p>756</text:p>
          </table:table-cell>
          <table:table-cell office:value-type="float" office:value="-0.0607324660633484">
            <text:p>-0.0607324661</text:p>
          </table:table-cell>
          <table:table-cell office:value-type="float" office:value="0.0220462328767123">
            <text:p>0.0220462329</text:p>
          </table:table-cell>
          <table:table-cell office:value-type="float" office:value="0.024263431542461">
            <text:p>0.0242634315</text:p>
          </table:table-cell>
          <table:table-cell office:value-type="float" office:value="0.794665696349187">
            <text:p>0.7946656963</text:p>
          </table:table-cell>
          <table:table-cell office:value-type="float" office:value="1.07811444638124">
            <text:p>1.0781144464</text:p>
          </table:table-cell>
          <table:table-cell office:value-type="float" office:value="1.08607589005464">
            <text:p>1.0860758901</text:p>
          </table:table-cell>
          <table:table-cell office:value-type="float" office:value="-11.0629317956311">
            <text:p>-11.0629317956</text:p>
          </table:table-cell>
          <table:table-cell office:value-type="float" office:value="31.7859317376938">
            <text:p>31.7859317377</text:p>
          </table:table-cell>
          <table:table-cell office:value-type="float" office:value="28.9127547670402">
            <text:p>28.9127547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7956">
            <text:p>7956</text:p>
          </table:table-cell>
          <table:table-cell office:value-type="float" office:value="15994">
            <text:p>15994</text:p>
          </table:table-cell>
          <table:table-cell office:value-type="float" office:value="31401">
            <text:p>31401</text:p>
          </table:table-cell>
          <table:table-cell office:value-type="float" office:value="-616.25">
            <text:p>-616.25</text:p>
          </table:table-cell>
          <table:table-cell office:value-type="float" office:value="-44">
            <text:p>-44</text:p>
          </table:table-cell>
          <table:table-cell office:value-type="float" office:value="594">
            <text:p>594</text:p>
          </table:table-cell>
          <table:table-cell office:value-type="float" office:value="-0.077457264957265">
            <text:p>-0.077457265</text:p>
          </table:table-cell>
          <table:table-cell office:value-type="float" office:value="-0.00275103163686382">
            <text:p>-0.0027510316</text:p>
          </table:table-cell>
          <table:table-cell office:value-type="float" office:value="0.0189165950128977">
            <text:p>0.018916595</text:p>
          </table:table-cell>
          <table:table-cell office:value-type="float" office:value="0.740658843323106">
            <text:p>0.7406588433</text:p>
          </table:table-cell>
          <table:table-cell office:value-type="float" office:value="0.990386222894108">
            <text:p>0.9903862229</text:p>
          </table:table-cell>
          <table:table-cell office:value-type="float" office:value="1.06690944417623">
            <text:p>1.0669094442</text:p>
          </table:table-cell>
          <table:table-cell office:value-type="float" office:value="-8.59753914641503">
            <text:p>-8.59753914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023">
            <text:p>1023</text:p>
          </table:table-cell>
          <table:table-cell office:value-type="float" office:value="8670">
            <text:p>8670</text:p>
          </table:table-cell>
          <table:table-cell office:value-type="float" office:value="16191">
            <text:p>16191</text:p>
          </table:table-cell>
          <table:table-cell office:value-type="float" office:value="32373">
            <text:p>32373</text:p>
          </table:table-cell>
          <table:table-cell office:value-type="float" office:value="-442.75">
            <text:p>-442.75</text:p>
          </table:table-cell>
          <table:table-cell office:value-type="float" office:value="-673.625">
            <text:p>-673.625</text:p>
          </table:table-cell>
          <table:table-cell office:value-type="float" office:value="597.375">
            <text:p>597.375</text:p>
          </table:table-cell>
          <table:table-cell office:value-type="float" office:value="-0.0510668973471742">
            <text:p>-0.0510668973</text:p>
          </table:table-cell>
          <table:table-cell office:value-type="float" office:value="-0.0416049039589896">
            <text:p>-0.041604904</text:p>
          </table:table-cell>
          <table:table-cell office:value-type="float" office:value="0.0184528773978315">
            <text:p>0.0184528774</text:p>
          </table:table-cell>
          <table:table-cell office:value-type="float" office:value="0.826377202174037">
            <text:p>0.8263772022</text:p>
          </table:table-cell>
          <table:table-cell office:value-type="float" office:value="0.857775533489073">
            <text:p>0.8577755335</text:p>
          </table:table-cell>
          <table:table-cell office:value-type="float" office:value="1.06525246791356">
            <text:p>1.0652524679</text:p>
          </table:table-cell>
          <table:table-cell office:value-type="float" office:value="-13.2237157205731">
            <text:p>-13.2237157206</text:p>
          </table:table-cell>
          <table:table-cell office:value-type="float" office:value="-16.3111997386634">
            <text:p>-16.31119973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3">
            <text:p>3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9180">
            <text:p>9180</text:p>
          </table:table-cell>
          <table:table-cell office:value-type="float" office:value="16863">
            <text:p>16863</text:p>
          </table:table-cell>
          <table:table-cell office:value-type="float" office:value="34047">
            <text:p>34047</text:p>
          </table:table-cell>
          <table:table-cell office:value-type="float" office:value="-360.25">
            <text:p>-360.25</text:p>
          </table:table-cell>
          <table:table-cell office:value-type="float" office:value="-2.625">
            <text:p>-2.625</text:p>
          </table:table-cell>
          <table:table-cell office:value-type="float" office:value="259.875">
            <text:p>259.875</text:p>
          </table:table-cell>
          <table:table-cell office:value-type="float" office:value="-0.0392429193899782">
            <text:p>-0.0392429194</text:p>
          </table:table-cell>
          <table:table-cell office:value-type="float" office:value="-0.000155666251556663">
            <text:p>-0.0001556663</text:p>
          </table:table-cell>
          <table:table-cell office:value-type="float" office:value="0.00763283108643933">
            <text:p>0.0076328311</text:p>
          </table:table-cell>
          <table:table-cell office:value-type="float" office:value="0.865668195310683">
            <text:p>0.8656681953</text:p>
          </table:table-cell>
          <table:table-cell office:value-type="float" office:value="0.999455215614236">
            <text:p>0.9994552156</text:p>
          </table:table-cell>
          <table:table-cell office:value-type="float" office:value="1.02682909861891">
            <text:p>1.0268290986</text:p>
          </table:table-cell>
          <table:table-cell office:value-type="float" office:value="-17.3141011764559">
            <text:p>-17.31410117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9360">
            <text:p>9360</text:p>
          </table:table-cell>
          <table:table-cell office:value-type="float" office:value="16340">
            <text:p>16340</text:p>
          </table:table-cell>
          <table:table-cell office:value-type="float" office:value="33534">
            <text:p>33534</text:p>
          </table:table-cell>
          <table:table-cell office:value-type="float" office:value="-162">
            <text:p>-162</text:p>
          </table:table-cell>
          <table:table-cell office:value-type="float" office:value="-185.25">
            <text:p>-185.25</text:p>
          </table:table-cell>
          <table:table-cell office:value-type="float" office:value="-60.75">
            <text:p>-60.75</text:p>
          </table:table-cell>
          <table:table-cell office:value-type="float" office:value="-0.0173076923076923">
            <text:p>-0.0173076923</text:p>
          </table:table-cell>
          <table:table-cell office:value-type="float" office:value="-0.0113372093023256">
            <text:p>-0.0113372093</text:p>
          </table:table-cell>
          <table:table-cell office:value-type="float" office:value="-0.00181159420289855">
            <text:p>-0.0018115942</text:p>
          </table:table-cell>
          <table:table-cell office:value-type="float" office:value="0.940010207100592">
            <text:p>0.9400102071</text:p>
          </table:table-cell>
          <table:table-cell office:value-type="float" office:value="0.960571690778799">
            <text:p>0.9605716908</text:p>
          </table:table-cell>
          <table:table-cell office:value-type="float" office:value="0.993665852762025">
            <text:p>0.99366585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3">
            <text:p>3</text:p>
          </table:table-cell>
          <table:table-cell office:value-type="float" office:value="518">
            <text:p>518</text:p>
          </table:table-cell>
          <table:table-cell table:number-columns-repeated="2" office:value-type="float" office:value="1057">
            <text:p>1057</text:p>
          </table:table-cell>
          <table:table-cell office:value-type="float" office:value="8424">
            <text:p>8424</text:p>
          </table:table-cell>
          <table:table-cell office:value-type="float" office:value="15904">
            <text:p>15904</text:p>
          </table:table-cell>
          <table:table-cell office:value-type="float" office:value="32643">
            <text:p>32643</text:p>
          </table:table-cell>
          <table:table-cell office:value-type="float" office:value="-81">
            <text:p>-81</text:p>
          </table:table-cell>
          <table:table-cell office:value-type="float" office:value="17.5">
            <text:p>17.5</text:p>
          </table:table-cell>
          <table:table-cell office:value-type="float" office:value="67.5">
            <text:p>67.5</text:p>
          </table:table-cell>
          <table:table-cell office:value-type="float" office:value="-0.00961538461538462">
            <text:p>-0.0096153846</text:p>
          </table:table-cell>
          <table:table-cell office:value-type="float" office:value="0.00110035211267606">
            <text:p>0.0011003521</text:p>
          </table:table-cell>
          <table:table-cell office:value-type="float" office:value="0.00206782464846981">
            <text:p>0.0020678246</text:p>
          </table:table-cell>
          <table:table-cell office:value-type="float" office:value="0.966527366863905">
            <text:p>0.9665273669</text:p>
          </table:table-cell>
          <table:table-cell office:value-type="float" office:value="1.00385360551292">
            <text:p>1.0038536055</text:p>
          </table:table-cell>
          <table:table-cell office:value-type="float" office:value="1.00724576703125">
            <text:p>1.0072457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9180">
            <text:p>9180</text:p>
          </table:table-cell>
          <table:table-cell office:value-type="float" office:value="16324">
            <text:p>16324</text:p>
          </table:table-cell>
          <table:table-cell office:value-type="float" office:value="33318">
            <text:p>33318</text:p>
          </table:table-cell>
          <table:table-cell office:value-type="float" office:value="99">
            <text:p>99</text:p>
          </table:table-cell>
          <table:table-cell office:value-type="float" office:value="-210">
            <text:p>-210</text:p>
          </table:table-cell>
          <table:table-cell office:value-type="float" office:value="57.375">
            <text:p>57.375</text:p>
          </table:table-cell>
          <table:table-cell office:value-type="float" office:value="0.0107843137254902">
            <text:p>0.0107843137</text:p>
          </table:table-cell>
          <table:table-cell office:value-type="float" office:value="-0.0128644939965695">
            <text:p>-0.012864494</text:p>
          </table:table-cell>
          <table:table-cell office:value-type="float" office:value="0.00172204213938412">
            <text:p>0.0017220421</text:p>
          </table:table-cell>
          <table:table-cell office:value-type="float" office:value="1.03797304882737">
            <text:p>1.0379730488</text:p>
          </table:table-cell>
          <table:table-cell office:value-type="float" office:value="0.955298641615351">
            <text:p>0.9552986416</text:p>
          </table:table-cell>
          <table:table-cell office:value-type="float" office:value="1.00603295972894">
            <text:p>1.00603295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3">
            <text:p>3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9720">
            <text:p>9720</text:p>
          </table:table-cell>
          <table:table-cell office:value-type="float" office:value="16548">
            <text:p>16548</text:p>
          </table:table-cell>
          <table:table-cell office:value-type="float" office:value="31914">
            <text:p>31914</text:p>
          </table:table-cell>
          <table:table-cell office:value-type="float" office:value="-24.75">
            <text:p>-24.75</text:p>
          </table:table-cell>
          <table:table-cell office:value-type="float" office:value="-15.75">
            <text:p>-15.75</text:p>
          </table:table-cell>
          <table:table-cell office:value-type="float" office:value="-30.375">
            <text:p>-30.375</text:p>
          </table:table-cell>
          <table:table-cell office:value-type="float" office:value="-0.0025462962962963">
            <text:p>-0.0025462963</text:p>
          </table:table-cell>
          <table:table-cell table:number-columns-repeated="2" office:value-type="float" office:value="-0.000951776649746193">
            <text:p>-0.0009517766</text:p>
          </table:table-cell>
          <table:table-cell office:value-type="float" office:value="0.991100670867627">
            <text:p>0.9911006709</text:p>
          </table:table-cell>
          <table:table-cell table:number-columns-repeated="2" office:value-type="float" office:value="0.996670557248319">
            <text:p>0.99667055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3">
            <text:p>3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9360">
            <text:p>9360</text:p>
          </table:table-cell>
          <table:table-cell office:value-type="float" office:value="15994">
            <text:p>15994</text:p>
          </table:table-cell>
          <table:table-cell office:value-type="float" office:value="30672">
            <text:p>30672</text:p>
          </table:table-cell>
          <table:table-cell office:value-type="float" office:value="-90">
            <text:p>-90</text:p>
          </table:table-cell>
          <table:table-cell office:value-type="float" office:value="-44">
            <text:p>-44</text:p>
          </table:table-cell>
          <table:table-cell office:value-type="float" office:value="33.75">
            <text:p>33.75</text:p>
          </table:table-cell>
          <table:table-cell office:value-type="float" office:value="-0.00961538461538462">
            <text:p>-0.0096153846</text:p>
          </table:table-cell>
          <table:table-cell office:value-type="float" office:value="-0.00275103163686382">
            <text:p>-0.0027510316</text:p>
          </table:table-cell>
          <table:table-cell office:value-type="float" office:value="0.00110035211267606">
            <text:p>0.0011003521</text:p>
          </table:table-cell>
          <table:table-cell office:value-type="float" office:value="0.966527366863905">
            <text:p>0.9665273669</text:p>
          </table:table-cell>
          <table:table-cell office:value-type="float" office:value="0.990386222894108">
            <text:p>0.9903862229</text:p>
          </table:table-cell>
          <table:table-cell office:value-type="float" office:value="1.00385360551292">
            <text:p>1.00385360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9690">
            <text:p>9690</text:p>
          </table:table-cell>
          <table:table-cell office:value-type="float" office:value="16562">
            <text:p>16562</text:p>
          </table:table-cell>
          <table:table-cell office:value-type="float" office:value="31941">
            <text:p>31941</text:p>
          </table:table-cell>
          <table:table-cell office:value-type="float" office:value="161.75">
            <text:p>161.75</text:p>
          </table:table-cell>
          <table:table-cell office:value-type="float" office:value="131.25">
            <text:p>131.25</text:p>
          </table:table-cell>
          <table:table-cell office:value-type="float" office:value="253.125">
            <text:p>253.125</text:p>
          </table:table-cell>
          <table:table-cell office:value-type="float" office:value="0.0166924664602683">
            <text:p>0.0166924665</text:p>
          </table:table-cell>
          <table:table-cell table:number-columns-repeated="2" office:value-type="float" office:value="0.00792476754015215">
            <text:p>0.0079247675</text:p>
          </table:table-cell>
          <table:table-cell office:value-type="float" office:value="1.05896976394653">
            <text:p>1.0589697639</text:p>
          </table:table-cell>
          <table:table-cell table:number-columns-repeated="2" office:value-type="float" office:value="1.02785977819404">
            <text:p>1.02785977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9962">
            <text:p>9962</text:p>
          </table:table-cell>
          <table:table-cell office:value-type="float" office:value="17192">
            <text:p>17192</text:p>
          </table:table-cell>
          <table:table-cell office:value-type="float" office:value="32832">
            <text:p>32832</text:p>
          </table:table-cell>
          <table:table-cell office:value-type="float" office:value="-50.375">
            <text:p>-50.375</text:p>
          </table:table-cell>
          <table:table-cell office:value-type="float" office:value="266">
            <text:p>266</text:p>
          </table:table-cell>
          <table:table-cell office:value-type="float" office:value="16.875">
            <text:p>16.875</text:p>
          </table:table-cell>
          <table:table-cell office:value-type="float" office:value="-0.00505671551897209">
            <text:p>-0.0050567155</text:p>
          </table:table-cell>
          <table:table-cell office:value-type="float" office:value="0.0154723127035831">
            <text:p>0.0154723127</text:p>
          </table:table-cell>
          <table:table-cell office:value-type="float" office:value="0.000513980263157895">
            <text:p>0.0005139803</text:p>
          </table:table-cell>
          <table:table-cell office:value-type="float" office:value="0.982351613612404">
            <text:p>0.9823516136</text:p>
          </table:table-cell>
          <table:table-cell office:value-type="float" office:value="1.05462230368492">
            <text:p>1.0546223037</text:p>
          </table:table-cell>
          <table:table-cell office:value-type="float" office:value="1.00179944870545">
            <text:p>1.00179944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9877">
            <text:p>9877</text:p>
          </table:table-cell>
          <table:table-cell office:value-type="float" office:value="17160">
            <text:p>17160</text:p>
          </table:table-cell>
          <table:table-cell office:value-type="float" office:value="33804">
            <text:p>33804</text:p>
          </table:table-cell>
          <table:table-cell office:value-type="float" office:value="49.625">
            <text:p>49.625</text:p>
          </table:table-cell>
          <table:table-cell office:value-type="float" office:value="153.75">
            <text:p>153.75</text:p>
          </table:table-cell>
          <table:table-cell office:value-type="float" office:value="141.75">
            <text:p>141.75</text:p>
          </table:table-cell>
          <table:table-cell office:value-type="float" office:value="0.00502429887617698">
            <text:p>0.0050242989</text:p>
          </table:table-cell>
          <table:table-cell office:value-type="float" office:value="0.00895979020979021">
            <text:p>0.0089597902</text:p>
          </table:table-cell>
          <table:table-cell office:value-type="float" office:value="0.00419329073482428">
            <text:p>0.0041932907</text:p>
          </table:table-cell>
          <table:table-cell office:value-type="float" office:value="1.01763452348185">
            <text:p>1.0176345235</text:p>
          </table:table-cell>
          <table:table-cell office:value-type="float" office:value="1.03151661030185">
            <text:p>1.0315166103</text:p>
          </table:table-cell>
          <table:table-cell office:value-type="float" office:value="1.01471098159877">
            <text:p>1.01471098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10073">
            <text:p>10073</text:p>
          </table:table-cell>
          <table:table-cell office:value-type="float" office:value="17136">
            <text:p>17136</text:p>
          </table:table-cell>
          <table:table-cell office:value-type="float" office:value="33804">
            <text:p>33804</text:p>
          </table:table-cell>
          <table:table-cell office:value-type="float" office:value="111.75">
            <text:p>111.75</text:p>
          </table:table-cell>
          <table:table-cell office:value-type="float" office:value="45.25">
            <text:p>45.25</text:p>
          </table:table-cell>
          <table:table-cell office:value-type="float" office:value="324">
            <text:p>324</text:p>
          </table:table-cell>
          <table:table-cell office:value-type="float" office:value="0.0110940136999901">
            <text:p>0.0110940137</text:p>
          </table:table-cell>
          <table:table-cell office:value-type="float" office:value="0.002640639589169">
            <text:p>0.0026406396</text:p>
          </table:table-cell>
          <table:table-cell office:value-type="float" office:value="0.00958466453674121">
            <text:p>0.0095846645</text:p>
          </table:table-cell>
          <table:table-cell office:value-type="float" office:value="1.03907027914432">
            <text:p>1.0390702791</text:p>
          </table:table-cell>
          <table:table-cell office:value-type="float" office:value="1.00925590559787">
            <text:p>1.0092559056</text:p>
          </table:table-cell>
          <table:table-cell office:value-type="float" office:value="1.03372638283539">
            <text:p>1.03372638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3">
            <text:p>3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10260">
            <text:p>10260</text:p>
          </table:table-cell>
          <table:table-cell office:value-type="float" office:value="17409">
            <text:p>17409</text:p>
          </table:table-cell>
          <table:table-cell office:value-type="float" office:value="34668">
            <text:p>34668</text:p>
          </table:table-cell>
          <table:table-cell office:value-type="float" office:value="474.5">
            <text:p>474.5</text:p>
          </table:table-cell>
          <table:table-cell office:value-type="float" office:value="782">
            <text:p>782</text:p>
          </table:table-cell>
          <table:table-cell office:value-type="float" office:value="219.375">
            <text:p>219.375</text:p>
          </table:table-cell>
          <table:table-cell office:value-type="float" office:value="0.0462475633528265">
            <text:p>0.0462475634</text:p>
          </table:table-cell>
          <table:table-cell office:value-type="float" office:value="0.0449192946177265">
            <text:p>0.0449192946</text:p>
          </table:table-cell>
          <table:table-cell office:value-type="float" office:value="0.00632788161993769">
            <text:p>0.0063278816</text:p>
          </table:table-cell>
          <table:table-cell office:value-type="float" office:value="1.1660585924824">
            <text:p>1.1660585925</text:p>
          </table:table-cell>
          <table:table-cell office:value-type="float" office:value="1.16117230749879">
            <text:p>1.1611723075</text:p>
          </table:table-cell>
          <table:table-cell office:value-type="float" office:value="1.02222606815794">
            <text:p>1.0222260682</text:p>
          </table:table-cell>
          <table:table-cell office:value-type="float" office:value="15.3317179314577">
            <text:p>15.3317179315</text:p>
          </table:table-cell>
          <table:table-cell office:value-type="float" office:value="15.77498097151">
            <text:p>15.77498097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20">
            <text:p>52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0035">
            <text:p>10035</text:p>
          </table:table-cell>
          <table:table-cell office:value-type="float" office:value="17346">
            <text:p>17346</text:p>
          </table:table-cell>
          <table:table-cell office:value-type="float" office:value="33453">
            <text:p>33453</text:p>
          </table:table-cell>
          <table:table-cell office:value-type="float" office:value="476.75">
            <text:p>476.75</text:p>
          </table:table-cell>
          <table:table-cell office:value-type="float" office:value="49">
            <text:p>49</text:p>
          </table:table-cell>
          <table:table-cell office:value-type="float" office:value="94.5">
            <text:p>94.5</text:p>
          </table:table-cell>
          <table:table-cell office:value-type="float" office:value="0.0475087194818136">
            <text:p>0.0475087195</text:p>
          </table:table-cell>
          <table:table-cell table:number-columns-repeated="2" office:value-type="float" office:value="0.00282485875706215">
            <text:p>0.0028248588</text:p>
          </table:table-cell>
          <table:table-cell office:value-type="float" office:value="1.17070439190288">
            <text:p>1.1707043919</text:p>
          </table:table-cell>
          <table:table-cell table:number-columns-repeated="2" office:value-type="float" office:value="1.00990264611063">
            <text:p>1.0099026461</text:p>
          </table:table-cell>
          <table:table-cell office:value-type="float" office:value="14.9337866526143">
            <text:p>14.93378665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10121">
            <text:p>10121</text:p>
          </table:table-cell>
          <table:table-cell office:value-type="float" office:value="17266">
            <text:p>17266</text:p>
          </table:table-cell>
          <table:table-cell office:value-type="float" office:value="33048">
            <text:p>33048</text:p>
          </table:table-cell>
          <table:table-cell office:value-type="float" office:value="557.125">
            <text:p>557.125</text:p>
          </table:table-cell>
          <table:table-cell office:value-type="float" office:value="950.142857142857">
            <text:p>950.1428571429</text:p>
          </table:table-cell>
          <table:table-cell office:value-type="float" office:value="-447">
            <text:p>-447</text:p>
          </table:table-cell>
          <table:table-cell office:value-type="float" office:value="0.0550464380990021">
            <text:p>0.0550464381</text:p>
          </table:table-cell>
          <table:table-cell office:value-type="float" office:value="0.0550297032979762">
            <text:p>0.0550297033</text:p>
          </table:table-cell>
          <table:table-cell office:value-type="float" office:value="-0.0135257806826434">
            <text:p>-0.0135257807</text:p>
          </table:table-cell>
          <table:table-cell office:value-type="float" office:value="1.19860154962739">
            <text:p>1.1986015496</text:p>
          </table:table-cell>
          <table:table-cell office:value-type="float" office:value="1.19853936730324">
            <text:p>1.1985393673</text:p>
          </table:table-cell>
          <table:table-cell office:value-type="float" office:value="0.953018343227175">
            <text:p>0.9530183432</text:p>
          </table:table-cell>
          <table:table-cell office:value-type="float" office:value="12.9355227411395">
            <text:p>12.9355227411</text:p>
          </table:table-cell>
          <table:table-cell office:value-type="float" office:value="12.9393529592392">
            <text:p>12.93935295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10431">
            <text:p>10431</text:p>
          </table:table-cell>
          <table:table-cell office:value-type="float" office:value="17794">
            <text:p>17794</text:p>
          </table:table-cell>
          <table:table-cell office:value-type="float" office:value="33264">
            <text:p>33264</text:p>
          </table:table-cell>
          <table:table-cell office:value-type="float" office:value="909.5">
            <text:p>909.5</text:p>
          </table:table-cell>
          <table:table-cell office:value-type="float" office:value="1052.83333333333">
            <text:p>1052.8333333333</text:p>
          </table:table-cell>
          <table:table-cell office:value-type="float" office:value="347.75">
            <text:p>347.75</text:p>
          </table:table-cell>
          <table:table-cell office:value-type="float" office:value="0.0871920237752852">
            <text:p>0.0871920238</text:p>
          </table:table-cell>
          <table:table-cell office:value-type="float" office:value="0.0591678843055712">
            <text:p>0.0591678843</text:p>
          </table:table-cell>
          <table:table-cell office:value-type="float" office:value="0.0104542448292448">
            <text:p>0.0104542448</text:p>
          </table:table-cell>
          <table:table-cell office:value-type="float" office:value="1.32007288327316">
            <text:p>1.3200728833</text:p>
          </table:table-cell>
          <table:table-cell office:value-type="float" office:value="1.21394923859457">
            <text:p>1.2139492386</text:p>
          </table:table-cell>
          <table:table-cell office:value-type="float" office:value="1.03680406772286">
            <text:p>1.0368040677</text:p>
          </table:table-cell>
          <table:table-cell office:value-type="float" office:value="8.29140804475713">
            <text:p>8.2914080448</text:p>
          </table:table-cell>
          <table:table-cell office:value-type="float" office:value="12.0581759152426">
            <text:p>12.05817591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11720">
            <text:p>11720</text:p>
          </table:table-cell>
          <table:table-cell office:value-type="float" office:value="20947">
            <text:p>20947</text:p>
          </table:table-cell>
          <table:table-cell office:value-type="float" office:value="38998">
            <text:p>38998</text:p>
          </table:table-cell>
          <table:table-cell office:value-type="float" office:value="229.5">
            <text:p>229.5</text:p>
          </table:table-cell>
          <table:table-cell office:value-type="float" office:value="793.6">
            <text:p>793.6</text:p>
          </table:table-cell>
          <table:table-cell office:value-type="float" office:value="3281.25">
            <text:p>3281.25</text:p>
          </table:table-cell>
          <table:table-cell office:value-type="float" office:value="0.0195819112627986">
            <text:p>0.0195819113</text:p>
          </table:table-cell>
          <table:table-cell office:value-type="float" office:value="0.0378860934740058">
            <text:p>0.0378860935</text:p>
          </table:table-cell>
          <table:table-cell office:value-type="float" office:value="0.0841389302015488">
            <text:p>0.0841389302</text:p>
          </table:table-cell>
          <table:table-cell office:value-type="float" office:value="1.06928825386726">
            <text:p>1.0692882539</text:p>
          </table:table-cell>
          <table:table-cell office:value-type="float" office:value="1.13541462507331">
            <text:p>1.1354146251</text:p>
          </table:table-cell>
          <table:table-cell office:value-type="float" office:value="1.30836180047332">
            <text:p>1.3083618005</text:p>
          </table:table-cell>
          <table:table-cell office:value-type="float" office:value="0">
            <text:p>0</text:p>
          </table:table-cell>
          <table:table-cell office:value-type="float" office:value="18.6399826342996">
            <text:p>18.6399826343</text:p>
          </table:table-cell>
          <table:table-cell office:value-type="float" office:value="8.58003456838889">
            <text:p>8.580034568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77">
            <text:p>577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1620">
            <text:p>11620</text:p>
          </table:table-cell>
          <table:table-cell office:value-type="float" office:value="20847">
            <text:p>20847</text:p>
          </table:table-cell>
          <table:table-cell office:value-type="float" office:value="38814">
            <text:p>38814</text:p>
          </table:table-cell>
          <table:table-cell office:value-type="float" office:value="382.285714285714">
            <text:p>382.2857142857</text:p>
          </table:table-cell>
          <table:table-cell office:value-type="float" office:value="1415.25">
            <text:p>1415.25</text:p>
          </table:table-cell>
          <table:table-cell office:value-type="float" office:value="3697.42857142857">
            <text:p>3697.4285714286</text:p>
          </table:table-cell>
          <table:table-cell office:value-type="float" office:value="0.032898942709614">
            <text:p>0.0328989427</text:p>
          </table:table-cell>
          <table:table-cell office:value-type="float" office:value="0.0678874658224205">
            <text:p>0.0678874658</text:p>
          </table:table-cell>
          <table:table-cell office:value-type="float" office:value="0.09526017858063">
            <text:p>0.0952601786</text:p>
          </table:table-cell>
          <table:table-cell office:value-type="float" office:value="1.11726768672921">
            <text:p>1.1172676867</text:p>
          </table:table-cell>
          <table:table-cell office:value-type="float" office:value="1.24663919808942">
            <text:p>1.2466391981</text:p>
          </table:table-cell>
          <table:table-cell office:value-type="float" office:value="1.3511966482137">
            <text:p>1.3511966482</text:p>
          </table:table-cell>
          <table:table-cell office:value-type="float" office:value="21.4136843390629">
            <text:p>21.4136843391</text:p>
          </table:table-cell>
          <table:table-cell office:value-type="float" office:value="10.5530178609923">
            <text:p>10.553017861</text:p>
          </table:table-cell>
          <table:table-cell office:value-type="float" office:value="7.61767660441535">
            <text:p>7.617676604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80">
            <text:p>580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0444">
            <text:p>10444</text:p>
          </table:table-cell>
          <table:table-cell office:value-type="float" office:value="21071">
            <text:p>21071</text:p>
          </table:table-cell>
          <table:table-cell office:value-type="float" office:value="41205">
            <text:p>41205</text:p>
          </table:table-cell>
          <table:table-cell office:value-type="float" office:value="482.666666666667">
            <text:p>482.6666666667</text:p>
          </table:table-cell>
          <table:table-cell office:value-type="float" office:value="2115">
            <text:p>2115</text:p>
          </table:table-cell>
          <table:table-cell office:value-type="float" office:value="0">
            <text:p>0</text:p>
          </table:table-cell>
          <table:table-cell office:value-type="float" office:value="0.0462147325418103">
            <text:p>0.0462147325</text:p>
          </table:table-cell>
          <table:table-cell office:value-type="float" office:value="0.100374922879787">
            <text:p>0.1003749229</text:p>
          </table:table-cell>
          <table:table-cell office:value-type="float" office:value="0">
            <text:p>0</text:p>
          </table:table-cell>
          <table:table-cell office:value-type="float" office:value="1.165937734844">
            <text:p>1.1659377348</text:p>
          </table:table-cell>
          <table:table-cell office:value-type="float" office:value="1.37105947535978">
            <text:p>1.3710594754</text:p>
          </table:table-cell>
          <table:table-cell office:value-type="float" office:value="1.22">
            <text:p>1.22</text:p>
          </table:table-cell>
          <table:table-cell office:value-type="float" office:value="15.34236700172">
            <text:p>15.3423670017</text:p>
          </table:table-cell>
          <table:table-cell office:value-type="float" office:value="7.24663061812646">
            <text:p>7.24663061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4">
            <text:p>4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2641">
            <text:p>12641</text:p>
          </table:table-cell>
          <table:table-cell office:value-type="float" office:value="25049">
            <text:p>25049</text:p>
          </table:table-cell>
          <table:table-cell office:value-type="float" office:value="48881">
            <text:p>48881</text:p>
          </table:table-cell>
          <table:table-cell office:value-type="float" office:value="543.2">
            <text:p>543.2</text:p>
          </table:table-cell>
          <table:table-cell office:value-type="float" office:value="2497">
            <text:p>2497</text:p>
          </table:table-cell>
          <table:table-cell office:value-type="float" office:value="5039.2">
            <text:p>5039.2</text:p>
          </table:table-cell>
          <table:table-cell office:value-type="float" office:value="0.0429712839174116">
            <text:p>0.0429712839</text:p>
          </table:table-cell>
          <table:table-cell office:value-type="float" office:value="0.0996846181484291">
            <text:p>0.0996846181</text:p>
          </table:table-cell>
          <table:table-cell office:value-type="float" office:value="0.103091180622328">
            <text:p>0.1030911806</text:p>
          </table:table-cell>
          <table:table-cell office:value-type="float" office:value="1.1540186949443">
            <text:p>1.1540186949</text:p>
          </table:table-cell>
          <table:table-cell office:value-type="float" office:value="1.36837272878648">
            <text:p>1.3683727288</text:p>
          </table:table-cell>
          <table:table-cell office:value-type="float" office:value="1.38164960356147">
            <text:p>1.3816496036</text:p>
          </table:table-cell>
          <table:table-cell office:value-type="float" office:value="16.4746174531557">
            <text:p>16.4746174532</text:p>
          </table:table-cell>
          <table:table-cell office:value-type="float" office:value="7.29448721990784">
            <text:p>7.2944872199</text:p>
          </table:table-cell>
          <table:table-cell office:value-type="float" office:value="7.06453926394427">
            <text:p>7.064539263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12935">
            <text:p>12935</text:p>
          </table:table-cell>
          <table:table-cell office:value-type="float" office:value="27582">
            <text:p>27582</text:p>
          </table:table-cell>
          <table:table-cell office:value-type="float" office:value="54586">
            <text:p>54586</text:p>
          </table:table-cell>
          <table:table-cell table:number-columns-repeated="2" office:value-type="float" office:value="0">
            <text:p>0</text:p>
          </table:table-cell>
          <table:table-cell office:value-type="float" office:value="3897">
            <text:p>38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3919319972154">
            <text:p>0.071391932</text:p>
          </table:table-cell>
          <table:table-cell office:value-type="float" office:value="1.08">
            <text:p>1.08</text:p>
          </table:table-cell>
          <table:table-cell office:value-type="float" office:value="1.36">
            <text:p>1.36</text:p>
          </table:table-cell>
          <table:table-cell office:value-type="float" office:value="1.25986150558067">
            <text:p>1.2598615056</text:p>
          </table:table-cell>
          <table:table-cell table:number-columns-repeated="2" office:value-type="float" office:value="0">
            <text:p>0</text:p>
          </table:table-cell>
          <table:table-cell office:value-type="float" office:value="10.051631496837">
            <text:p>10.051631496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5">
            <text:p>5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3236">
            <text:p>13236</text:p>
          </table:table-cell>
          <table:table-cell office:value-type="float" office:value="29849">
            <text:p>29849</text:p>
          </table:table-cell>
          <table:table-cell office:value-type="float" office:value="59959">
            <text:p>59959</text:p>
          </table:table-cell>
          <table:table-cell table:number-columns-repeated="6" office:value-type="float" office:value="0">
            <text:p>0</text:p>
          </table:table-cell>
          <table:table-cell office:value-type="float" office:value="1.08">
            <text:p>1.08</text:p>
          </table:table-cell>
          <table:table-cell table:number-columns-repeated="2"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5">
            <text:p>5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32">
            <text:p>1232</text:p>
          </table:table-cell>
          <table:table-cell office:value-type="float" office:value="13544">
            <text:p>13544</text:p>
          </table:table-cell>
          <table:table-cell office:value-type="float" office:value="32133">
            <text:p>32133</text:p>
          </table:table-cell>
          <table:table-cell office:value-type="float" office:value="65862">
            <text:p>65862</text:p>
          </table:table-cell>
          <table:table-cell table:number-columns-repeated="6" office:value-type="float" office:value="0">
            <text:p>0</text:p>
          </table:table-cell>
          <table:table-cell office:value-type="float" office:value="1.08">
            <text:p>1.08</text:p>
          </table:table-cell>
          <table:table-cell office:value-type="float" office:value="1.36">
            <text:p>1.36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8.5">
            <text:p>148.5</text:p>
          </table:table-cell>
          <table:table-cell office:value-type="float" office:value="7612.75">
            <text:p>7612.75</text:p>
          </table:table-cell>
          <table:table-cell office:value-type="float" office:value="16956.25">
            <text:p>16956.25</text:p>
          </table:table-cell>
          <table:table-cell office:value-type="float" office:value="40.9825">
            <text:p>40.9825</text:p>
          </table:table-cell>
          <table:table-cell table:number-columns-repeated="3" office:value-type="float" office:value="5">
            <text:p>5</text:p>
          </table:table-cell>
          <table:table-cell office:value-type="float" office:value="586">
            <text:p>586</text:p>
          </table:table-cell>
          <table:table-cell office:value-type="float" office:value="843">
            <text:p>843</text:p>
          </table:table-cell>
          <table:table-cell office:value-type="float" office:value="1248">
            <text:p>1248</text:p>
          </table:table-cell>
          <table:table-cell office:value-type="float" office:value="13859">
            <text:p>13859</text:p>
          </table:table-cell>
          <table:table-cell office:value-type="float" office:value="34171">
            <text:p>34171</text:p>
          </table:table-cell>
          <table:table-cell office:value-type="float" office:value="72345">
            <text:p>72345</text:p>
          </table:table-cell>
          <table:table-cell table:number-columns-repeated="6" office:value-type="float" office:value="0">
            <text:p>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3">
            <text:p>153</text:p>
          </table:table-cell>
          <table:table-cell office:value-type="float" office:value="7620">
            <text:p>7620</text:p>
          </table:table-cell>
          <table:table-cell office:value-type="float" office:value="15606.3333333333">
            <text:p>15606.3333333333</text:p>
          </table:table-cell>
          <table:table-cell office:value-type="float" office:value="44.5">
            <text:p>44.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81">
            <text:p>581</text:p>
          </table:table-cell>
          <table:table-cell office:value-type="float" office:value="1244">
            <text:p>1244</text:p>
          </table:table-cell>
          <table:table-cell office:value-type="float" office:value="14181">
            <text:p>14181</text:p>
          </table:table-cell>
          <table:table-cell office:value-type="float" office:value="36517">
            <text:p>36517</text:p>
          </table:table-cell>
          <table:table-cell office:value-type="float" office:value="79467">
            <text:p>79467</text:p>
          </table:table-cell>
          <table:table-cell table:number-columns-repeated="6" office:value-type="float" office:value="0">
            <text:p>0</text:p>
          </table:table-cell>
          <table:table-cell office:value-type="float" office:value="1.08">
            <text:p>1.08</text:p>
          </table:table-cell>
          <table:table-cell table:number-columns-repeated="2"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3" table:number-columns-repeated="3" table:default-cell-style-name="Default"/>
        <table:table-column table:style-name="co19" table:default-cell-style-name="Default"/>
        <table:table-column table:style-name="co17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1.08">
            <text:p>1.08</text:p>
          </table:table-cell>
          <table:table-cell table:number-columns-repeated="2" office:value-type="float" office:value="1.35">
            <text:p>1.35</text:p>
          </table:table-cell>
          <table:table-cell office:value-type="float" office:value="30">
            <text:p>3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1">
            <text:p>8.1</text:p>
          </table:table-cell>
          <table:table-cell office:value-type="float" office:value="10.4">
            <text:p>10.4</text:p>
          </table:table-cell>
          <table:table-cell office:value-type="float" office:value="20.5">
            <text:p>20.5</text:p>
          </table:table-cell>
          <table:table-cell office:value-type="float" office:value="7780">
            <text:p>7780</text:p>
          </table:table-cell>
          <table:table-cell office:value-type="float" office:value="8247">
            <text:p>8247</text:p>
          </table:table-cell>
          <table:table-cell office:value-type="float" office:value="11790">
            <text:p>117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3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35:59.79</dc:date>
    <dc:creator>Liam Widdess</dc:creator>
    <meta:editing-duration>P2DT3H30M47S</meta:editing-duration>
    <meta:editing-cycles>185</meta:editing-cycles>
    <meta:generator>OpenOffice/4.1.7$Win32 OpenOffice.org_project/417m1$Build-9800</meta:generator>
    <meta:document-statistic meta:table-count="8" meta:cell-count="821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13">
                <text:p>2413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83">
                <text:p>438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728">
                <text:p>2728</text:p>
              </table:table-cell>
              <table:table-cell office:value-type="float" office:value="5125">
                <text:p>512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816">
                <text:p>2816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964">
                <text:p>2964</text:p>
              </table:table-cell>
              <table:table-cell office:value-type="float" office:value="5481">
                <text:p>548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100">
                <text:p>3100</text:p>
              </table:table-cell>
              <table:table-cell office:value-type="float" office:value="5338">
                <text:p>533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238">
                <text:p>3238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472">
                <text:p>3472</text:p>
              </table:table-cell>
              <table:table-cell office:value-type="float" office:value="6566">
                <text:p>656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78">
                <text:p>2178</text:p>
              </table:table-cell>
              <table:table-cell office:value-type="float" office:value="3873">
                <text:p>3873</text:p>
              </table:table-cell>
              <table:table-cell office:value-type="float" office:value="7227">
                <text:p>7227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315">
                <text:p>2315</text:p>
              </table:table-cell>
              <table:table-cell office:value-type="float" office:value="4185">
                <text:p>4185</text:p>
              </table:table-cell>
              <table:table-cell office:value-type="float" office:value="8588">
                <text:p>8588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48">
                <text:p>2548</text:p>
              </table:table-cell>
              <table:table-cell office:value-type="float" office:value="4450">
                <text:p>4450</text:p>
              </table:table-cell>
              <table:table-cell office:value-type="float" office:value="9647">
                <text:p>964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62">
                <text:p>2562</text:p>
              </table:table-cell>
              <table:table-cell office:value-type="float" office:value="4476">
                <text:p>4476</text:p>
              </table:table-cell>
              <table:table-cell office:value-type="float" office:value="7967">
                <text:p>796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84">
                <text:p>2684</text:p>
              </table:table-cell>
              <table:table-cell office:value-type="float" office:value="4844">
                <text:p>4844</text:p>
              </table:table-cell>
              <table:table-cell office:value-type="float" office:value="8044">
                <text:p>8044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962">
                <text:p>2962</text:p>
              </table:table-cell>
              <table:table-cell office:value-type="float" office:value="5404">
                <text:p>5404</text:p>
              </table:table-cell>
              <table:table-cell office:value-type="float" office:value="10889">
                <text:p>1088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102">
                <text:p>3102</text:p>
              </table:table-cell>
              <table:table-cell office:value-type="float" office:value="5618">
                <text:p>5618</text:p>
              </table:table-cell>
              <table:table-cell office:value-type="float" office:value="10337">
                <text:p>1033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228">
                <text:p>3228</text:p>
              </table:table-cell>
              <table:table-cell office:value-type="float" office:value="5612">
                <text:p>5612</text:p>
              </table:table-cell>
              <table:table-cell office:value-type="float" office:value="9407">
                <text:p>9407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664">
                <text:p>3664</text:p>
              </table:table-cell>
              <table:table-cell office:value-type="float" office:value="6099">
                <text:p>6099</text:p>
              </table:table-cell>
              <table:table-cell office:value-type="float" office:value="10902">
                <text:p>1090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331">
                <text:p>4331</text:p>
              </table:table-cell>
              <table:table-cell office:value-type="float" office:value="7233">
                <text:p>7233</text:p>
              </table:table-cell>
              <table:table-cell office:value-type="float" office:value="13561">
                <text:p>1356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090">
                <text:p>4090</text:p>
              </table:table-cell>
              <table:table-cell office:value-type="float" office:value="6269">
                <text:p>6269</text:p>
              </table:table-cell>
              <table:table-cell office:value-type="float" office:value="11453">
                <text:p>114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060">
                <text:p>4060</text:p>
              </table:table-cell>
              <table:table-cell office:value-type="float" office:value="6937">
                <text:p>6937</text:p>
              </table:table-cell>
              <table:table-cell office:value-type="float" office:value="12223">
                <text:p>1222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391">
                <text:p>4391</text:p>
              </table:table-cell>
              <table:table-cell office:value-type="float" office:value="7500">
                <text:p>7500</text:p>
              </table:table-cell>
              <table:table-cell office:value-type="float" office:value="16946">
                <text:p>1694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653">
                <text:p>4653</text:p>
              </table:table-cell>
              <table:table-cell office:value-type="float" office:value="7822">
                <text:p>7822</text:p>
              </table:table-cell>
              <table:table-cell office:value-type="float" office:value="15027">
                <text:p>1502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450">
                <text:p>4450</text:p>
              </table:table-cell>
              <table:table-cell office:value-type="float" office:value="7891">
                <text:p>7891</text:p>
              </table:table-cell>
              <table:table-cell office:value-type="float" office:value="15101">
                <text:p>15101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816">
                <text:p>4816</text:p>
              </table:table-cell>
              <table:table-cell office:value-type="float" office:value="8816">
                <text:p>8816</text:p>
              </table:table-cell>
              <table:table-cell office:value-type="float" office:value="16803">
                <text:p>1680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562">
                <text:p>5562</text:p>
              </table:table-cell>
              <table:table-cell office:value-type="float" office:value="9754">
                <text:p>9754</text:p>
              </table:table-cell>
              <table:table-cell office:value-type="float" office:value="18464">
                <text:p>1846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722">
                <text:p>5722</text:p>
              </table:table-cell>
              <table:table-cell office:value-type="float" office:value="9869">
                <text:p>9869</text:p>
              </table:table-cell>
              <table:table-cell office:value-type="float" office:value="18027">
                <text:p>1802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709">
                <text:p>5709</text:p>
              </table:table-cell>
              <table:table-cell office:value-type="float" office:value="10061">
                <text:p>10061</text:p>
              </table:table-cell>
              <table:table-cell office:value-type="float" office:value="17061">
                <text:p>1706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278">
                <text:p>6278</text:p>
              </table:table-cell>
              <table:table-cell office:value-type="float" office:value="11039">
                <text:p>11039</text:p>
              </table:table-cell>
              <table:table-cell office:value-type="float" office:value="17401">
                <text:p>1740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981">
                <text:p>6981</text:p>
              </table:table-cell>
              <table:table-cell office:value-type="float" office:value="11875">
                <text:p>11875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332">
                <text:p>7332</text:p>
              </table:table-cell>
              <table:table-cell office:value-type="float" office:value="11900">
                <text:p>11900</text:p>
              </table:table-cell>
              <table:table-cell office:value-type="float" office:value="17236">
                <text:p>1723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194">
                <text:p>8194</text:p>
              </table:table-cell>
              <table:table-cell office:value-type="float" office:value="11832">
                <text:p>11832</text:p>
              </table:table-cell>
              <table:table-cell office:value-type="float" office:value="17411">
                <text:p>17411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790">
                <text:p>8790</text:p>
              </table:table-cell>
              <table:table-cell office:value-type="float" office:value="12268">
                <text:p>12268</text:p>
              </table:table-cell>
              <table:table-cell office:value-type="float" office:value="19592">
                <text:p>19592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554">
                <text:p>9554</text:p>
              </table:table-cell>
              <table:table-cell office:value-type="float" office:value="12666">
                <text:p>12666</text:p>
              </table:table-cell>
              <table:table-cell office:value-type="float" office:value="19546">
                <text:p>19546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123">
                <text:p>9123</text:p>
              </table:table-cell>
              <table:table-cell office:value-type="float" office:value="12506">
                <text:p>12506</text:p>
              </table:table-cell>
              <table:table-cell office:value-type="float" office:value="19539">
                <text:p>19539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909">
                <text:p>8909</text:p>
              </table:table-cell>
              <table:table-cell office:value-type="float" office:value="12436">
                <text:p>12436</text:p>
              </table:table-cell>
              <table:table-cell office:value-type="float" office:value="19875">
                <text:p>19875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418">
                <text:p>9418</text:p>
              </table:table-cell>
              <table:table-cell office:value-type="float" office:value="13738">
                <text:p>13738</text:p>
              </table:table-cell>
              <table:table-cell office:value-type="float" office:value="19899">
                <text:p>1989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46">
                <text:p>9346</text:p>
              </table:table-cell>
              <table:table-cell office:value-type="float" office:value="13621">
                <text:p>13621</text:p>
              </table:table-cell>
              <table:table-cell office:value-type="float" office:value="19158">
                <text:p>1915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880">
                <text:p>8880</text:p>
              </table:table-cell>
              <table:table-cell office:value-type="float" office:value="13434">
                <text:p>13434</text:p>
              </table:table-cell>
              <table:table-cell office:value-type="float" office:value="18918">
                <text:p>1891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3754">
                <text:p>13754</text:p>
              </table:table-cell>
              <table:table-cell office:value-type="float" office:value="19797">
                <text:p>1979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520">
                <text:p>10520</text:p>
              </table:table-cell>
              <table:table-cell office:value-type="float" office:value="14124">
                <text:p>14124</text:p>
              </table:table-cell>
              <table:table-cell office:value-type="float" office:value="20805">
                <text:p>2080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480">
                <text:p>10480</text:p>
              </table:table-cell>
              <table:table-cell office:value-type="float" office:value="13929">
                <text:p>13929</text:p>
              </table:table-cell>
              <table:table-cell office:value-type="float" office:value="20620">
                <text:p>20620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050">
                <text:p>10050</text:p>
              </table:table-cell>
              <table:table-cell office:value-type="float" office:value="13468">
                <text:p>13468</text:p>
              </table:table-cell>
              <table:table-cell office:value-type="float" office:value="21606">
                <text:p>21606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424">
                <text:p>10424</text:p>
              </table:table-cell>
              <table:table-cell office:value-type="float" office:value="14042">
                <text:p>14042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304">
                <text:p>10304</text:p>
              </table:table-cell>
              <table:table-cell office:value-type="float" office:value="14726">
                <text:p>14726</text:p>
              </table:table-cell>
              <table:table-cell office:value-type="float" office:value="21987">
                <text:p>2198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133">
                <text:p>10133</text:p>
              </table:table-cell>
              <table:table-cell office:value-type="float" office:value="14438">
                <text:p>14438</text:p>
              </table:table-cell>
              <table:table-cell office:value-type="float" office:value="22816">
                <text:p>2281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866">
                <text:p>9866</text:p>
              </table:table-cell>
              <table:table-cell office:value-type="float" office:value="15082">
                <text:p>15082</text:p>
              </table:table-cell>
              <table:table-cell office:value-type="float" office:value="25320">
                <text:p>25320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957">
                <text:p>15957</text:p>
              </table:table-cell>
              <table:table-cell office:value-type="float" office:value="27170">
                <text:p>27170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833">
                <text:p>10833</text:p>
              </table:table-cell>
              <table:table-cell office:value-type="float" office:value="16761">
                <text:p>16761</text:p>
              </table:table-cell>
              <table:table-cell office:value-type="float" office:value="29283">
                <text:p>2928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65">
                <text:p>10465</text:p>
              </table:table-cell>
              <table:table-cell office:value-type="float" office:value="16018">
                <text:p>16018</text:p>
              </table:table-cell>
              <table:table-cell office:value-type="float" office:value="26829">
                <text:p>2682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317">
                <text:p>11317</text:p>
              </table:table-cell>
              <table:table-cell office:value-type="float" office:value="17264">
                <text:p>17264</text:p>
              </table:table-cell>
              <table:table-cell office:value-type="float" office:value="24816">
                <text:p>24816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24">
                <text:p>11224</text:p>
              </table:table-cell>
              <table:table-cell office:value-type="float" office:value="17391">
                <text:p>17391</text:p>
              </table:table-cell>
              <table:table-cell office:value-type="float" office:value="26247">
                <text:p>2624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7306">
                <text:p>17306</text:p>
              </table:table-cell>
              <table:table-cell office:value-type="float" office:value="27865">
                <text:p>2786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720">
                <text:p>11720</text:p>
              </table:table-cell>
              <table:table-cell office:value-type="float" office:value="17185">
                <text:p>17185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950">
                <text:p>12950</text:p>
              </table:table-cell>
              <table:table-cell office:value-type="float" office:value="17264">
                <text:p>17264</text:p>
              </table:table-cell>
              <table:table-cell office:value-type="float" office:value="27621">
                <text:p>27621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1286">
                <text:p>11286</text:p>
              </table:table-cell>
              <table:table-cell office:value-type="float" office:value="17908">
                <text:p>17908</text:p>
              </table:table-cell>
              <table:table-cell office:value-type="float" office:value="27486">
                <text:p>2748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1088">
                <text:p>11088</text:p>
              </table:table-cell>
              <table:table-cell office:value-type="float" office:value="18480">
                <text:p>18480</text:p>
              </table:table-cell>
              <table:table-cell office:value-type="float" office:value="27891">
                <text:p>27891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0260">
                <text:p>10260</text:p>
              </table:table-cell>
              <table:table-cell office:value-type="float" office:value="17744">
                <text:p>17744</text:p>
              </table:table-cell>
              <table:table-cell office:value-type="float" office:value="28539">
                <text:p>28539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0494">
                <text:p>10494</text:p>
              </table:table-cell>
              <table:table-cell office:value-type="float" office:value="16852">
                <text:p>16852</text:p>
              </table:table-cell>
              <table:table-cell office:value-type="float" office:value="29835">
                <text:p>2983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8840">
                <text:p>8840</text:p>
              </table:table-cell>
              <table:table-cell office:value-type="float" office:value="16352">
                <text:p>16352</text:p>
              </table:table-cell>
              <table:table-cell office:value-type="float" office:value="31158">
                <text:p>31158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7956">
                <text:p>7956</text:p>
              </table:table-cell>
              <table:table-cell office:value-type="float" office:value="15994">
                <text:p>15994</text:p>
              </table:table-cell>
              <table:table-cell office:value-type="float" office:value="31401">
                <text:p>3140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8670">
                <text:p>8670</text:p>
              </table:table-cell>
              <table:table-cell office:value-type="float" office:value="16191">
                <text:p>16191</text:p>
              </table:table-cell>
              <table:table-cell office:value-type="float" office:value="32373">
                <text:p>3237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9180">
                <text:p>9180</text:p>
              </table:table-cell>
              <table:table-cell office:value-type="float" office:value="16863">
                <text:p>16863</text:p>
              </table:table-cell>
              <table:table-cell office:value-type="float" office:value="34047">
                <text:p>3404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9360">
                <text:p>9360</text:p>
              </table:table-cell>
              <table:table-cell office:value-type="float" office:value="16340">
                <text:p>16340</text:p>
              </table:table-cell>
              <table:table-cell office:value-type="float" office:value="33534">
                <text:p>33534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8424">
                <text:p>8424</text:p>
              </table:table-cell>
              <table:table-cell office:value-type="float" office:value="15904">
                <text:p>15904</text:p>
              </table:table-cell>
              <table:table-cell office:value-type="float" office:value="32643">
                <text:p>3264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9180">
                <text:p>9180</text:p>
              </table:table-cell>
              <table:table-cell office:value-type="float" office:value="16324">
                <text:p>16324</text:p>
              </table:table-cell>
              <table:table-cell office:value-type="float" office:value="33318">
                <text:p>33318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9720">
                <text:p>9720</text:p>
              </table:table-cell>
              <table:table-cell office:value-type="float" office:value="16548">
                <text:p>16548</text:p>
              </table:table-cell>
              <table:table-cell office:value-type="float" office:value="31914">
                <text:p>3191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9360">
                <text:p>9360</text:p>
              </table:table-cell>
              <table:table-cell office:value-type="float" office:value="15994">
                <text:p>15994</text:p>
              </table:table-cell>
              <table:table-cell office:value-type="float" office:value="30672">
                <text:p>3067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9690">
                <text:p>9690</text:p>
              </table:table-cell>
              <table:table-cell office:value-type="float" office:value="16562">
                <text:p>16562</text:p>
              </table:table-cell>
              <table:table-cell office:value-type="float" office:value="31941">
                <text:p>3194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9962">
                <text:p>9962</text:p>
              </table:table-cell>
              <table:table-cell office:value-type="float" office:value="17192">
                <text:p>17192</text:p>
              </table:table-cell>
              <table:table-cell office:value-type="float" office:value="32832">
                <text:p>3283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9877">
                <text:p>9877</text:p>
              </table:table-cell>
              <table:table-cell office:value-type="float" office:value="17160">
                <text:p>17160</text:p>
              </table:table-cell>
              <table:table-cell office:value-type="float" office:value="33804">
                <text:p>3380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0073">
                <text:p>10073</text:p>
              </table:table-cell>
              <table:table-cell office:value-type="float" office:value="17136">
                <text:p>17136</text:p>
              </table:table-cell>
              <table:table-cell office:value-type="float" office:value="33804">
                <text:p>3380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0260">
                <text:p>10260</text:p>
              </table:table-cell>
              <table:table-cell office:value-type="float" office:value="17409">
                <text:p>17409</text:p>
              </table:table-cell>
              <table:table-cell office:value-type="float" office:value="34668">
                <text:p>34668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0035">
                <text:p>10035</text:p>
              </table:table-cell>
              <table:table-cell office:value-type="float" office:value="17346">
                <text:p>17346</text:p>
              </table:table-cell>
              <table:table-cell office:value-type="float" office:value="33453">
                <text:p>3345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0121">
                <text:p>10121</text:p>
              </table:table-cell>
              <table:table-cell office:value-type="float" office:value="17266">
                <text:p>17266</text:p>
              </table:table-cell>
              <table:table-cell office:value-type="float" office:value="33048">
                <text:p>3304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0431">
                <text:p>10431</text:p>
              </table:table-cell>
              <table:table-cell office:value-type="float" office:value="17794">
                <text:p>17794</text:p>
              </table:table-cell>
              <table:table-cell office:value-type="float" office:value="33264">
                <text:p>3326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720">
                <text:p>11720</text:p>
              </table:table-cell>
              <table:table-cell office:value-type="float" office:value="20947">
                <text:p>20947</text:p>
              </table:table-cell>
              <table:table-cell office:value-type="float" office:value="38998">
                <text:p>3899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620">
                <text:p>11620</text:p>
              </table:table-cell>
              <table:table-cell office:value-type="float" office:value="20847">
                <text:p>20847</text:p>
              </table:table-cell>
              <table:table-cell office:value-type="float" office:value="38814">
                <text:p>3881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0444">
                <text:p>10444</text:p>
              </table:table-cell>
              <table:table-cell office:value-type="float" office:value="21071">
                <text:p>21071</text:p>
              </table:table-cell>
              <table:table-cell office:value-type="float" office:value="41205">
                <text:p>4120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641">
                <text:p>12641</text:p>
              </table:table-cell>
              <table:table-cell office:value-type="float" office:value="25049">
                <text:p>25049</text:p>
              </table:table-cell>
              <table:table-cell office:value-type="float" office:value="48881">
                <text:p>488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2935">
                <text:p>12935</text:p>
              </table:table-cell>
              <table:table-cell office:value-type="float" office:value="27582">
                <text:p>27582</text:p>
              </table:table-cell>
              <table:table-cell office:value-type="float" office:value="54586">
                <text:p>5458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3236">
                <text:p>13236</text:p>
              </table:table-cell>
              <table:table-cell office:value-type="float" office:value="29849">
                <text:p>29849</text:p>
              </table:table-cell>
              <table:table-cell office:value-type="float" office:value="59959">
                <text:p>59959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3544">
                <text:p>13544</text:p>
              </table:table-cell>
              <table:table-cell office:value-type="float" office:value="32133">
                <text:p>32133</text:p>
              </table:table-cell>
              <table:table-cell office:value-type="float" office:value="65862">
                <text:p>65862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3859">
                <text:p>13859</text:p>
              </table:table-cell>
              <table:table-cell office:value-type="float" office:value="34171">
                <text:p>34171</text:p>
              </table:table-cell>
              <table:table-cell office:value-type="float" office:value="72345">
                <text:p>72345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4181">
                <text:p>14181</text:p>
              </table:table-cell>
              <table:table-cell office:value-type="float" office:value="36517">
                <text:p>36517</text:p>
              </table:table-cell>
              <table:table-cell office:value-type="float" office:value="79467">
                <text:p>79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12.75">
                <text:p>7612.75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cm" svg:y="1.404cm" svg:width="30.88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0.9825">
                <text:p>40.9825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8cm" svg:y="1.352cm" svg:width="31.34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9444310889661">
                <text:p>1.19444310889661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6685460498504">
                <text:p>1.36685460498504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3272885440795">
                <text:p>1.23272885440795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1869641678835">
                <text:p>1.3186964167883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254048100937">
                <text:p>1.21254048100937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36203496752012">
                <text:p>1.3620349675201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9766926744602">
                <text:p>1.1976692674460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2441247005276">
                <text:p>1.22441247005276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7193884331879">
                <text:p>1.27193884331879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5589694786012">
                <text:p>1.1558969478601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3740458748041">
                <text:p>1.2374045874804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12233776317493">
                <text:p>1.12233776317493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50502362899004">
                <text:p>1.5050236289900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2425040661732">
                <text:p>1.1242504066173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20113795337059">
                <text:p>1.2011379533705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825825860815">
                <text:p>1.182582586081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3287825250755">
                <text:p>1.1328782525075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5774418019977">
                <text:p>1.15774418019977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3499929995591">
                <text:p>1.33499929995591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5626470027778">
                <text:p>1.1562647002777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1582897251659">
                <text:p>1.21582897251659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5973629555701">
                <text:p>1.15973629555701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98267077024">
                <text:p>1.29826707702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983916232518">
                <text:p>1.2098391623251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2045824999073">
                <text:p>1.22045824999073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8738117557939">
                <text:p>1.28738117557939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7105984831091">
                <text:p>1.2710598483109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6785834752798">
                <text:p>1.2678583475279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070285467128">
                <text:p>1.0407028546712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159379755843">
                <text:p>1.0515937975584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38733155378">
                <text:p>1.0703873315537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3179999569401">
                <text:p>1.03179999569401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674608074259">
                <text:p>1.0674608074259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8322524894927">
                <text:p>1.08322524894927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5616256989437">
                <text:p>1.05616256989437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819589213626">
                <text:p>1.0381958921362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3830227774954">
                <text:p>1.03830227774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852979939486">
                <text:p>1.0485297993948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4121810355809">
                <text:p>1.04121810355809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2155780398692">
                <text:p>1.0215578039869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3482023831264">
                <text:p>1.0348202383126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936188195135">
                <text:p>1.0493618819513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696164020447">
                <text:p>1.0469616402044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8027537879917">
                <text:p>1.0802753787991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04746422004126">
                <text:p>1.0474642200412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04395338691635">
                <text:p>1.04395338691635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04066752739722">
                <text:p>1.0406675273972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285349317758">
                <text:p>1.128534931775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04983287539447">
                <text:p>1.0498328753944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0.976217493521201">
                <text:p>0.97621749352120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0.958216796876487">
                <text:p>0.95821679687648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0.964914074107872">
                <text:p>0.96491407410787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04983287539447">
                <text:p>1.0498328753944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0.991168701262949">
                <text:p>0.99116870126294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739584140499455">
                <text:p>0.73958414049945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46760160772478">
                <text:p>0.946760160772478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5172061201162">
                <text:p>1.0517206120116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7811444638124">
                <text:p>1.0781144463812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90386222894108">
                <text:p>0.99038622289410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857775533489073">
                <text:p>0.85777553348907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99455215614236">
                <text:p>0.99945521561423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60571690778799">
                <text:p>0.96057169077879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0385360551292">
                <text:p>1.0038536055129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55298641615351">
                <text:p>0.955298641615351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996670557248319">
                <text:p>0.99667055724831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990386222894108">
                <text:p>0.990386222894108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2785977819404">
                <text:p>1.0278597781940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5462230368492">
                <text:p>1.0546223036849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3151661030185">
                <text:p>1.0315166103018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0925590559787">
                <text:p>1.00925590559787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16117230749879">
                <text:p>1.16117230749879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0990264611063">
                <text:p>1.0099026461106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19853936730324">
                <text:p>1.1985393673032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21394923859457">
                <text:p>1.21394923859457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13541462507331">
                <text:p>1.13541462507331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.24663919808942">
                <text:p>1.2466391980894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37105947535978">
                <text:p>1.3710594753597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36837272878648">
                <text:p>1.3683727287864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6956.25">
                <text:p>16956.25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5606.3333333333">
                <text:p>15606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